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P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6.297cm"/>
    </style:style>
    <style:style style:name="Column2" style:family="table-column">
      <style:table-column-properties style:column-width="4.71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>
      <style:text-properties fo:color="#1155cc" style:text-underline-style="solid" style:text-underline-color="font-color"/>
    </style:style>
    <style:style style:name="T57_23" style:family="text"/>
    <style:style style:name="T57_24" style:family="text">
      <style:text-properties fo:color="#1155cc" style:text-underline-style="solid" style:text-underline-color="font-color"/>
    </style:style>
    <style:style style:name="T57_25" style:family="text"/>
    <style:style style:name="T57_26" style:family="text">
      <style:text-properties fo:color="#1155cc" style:text-underline-style="solid" style:text-underline-color="font-color"/>
    </style:style>
    <style:style style:name="T57_27" style:family="text"/>
    <style:style style:name="T57_28" style:family="text">
      <style:text-properties fo:color="#1155cc" style:text-underline-style="solid" style:text-underline-color="font-color"/>
    </style:style>
    <style:style style:name="T57_29" style:family="text"/>
    <style:style style:name="T57_30" style:family="text">
      <style:text-properties fo:color="#1155cc" style:text-underline-style="solid" style:text-underline-color="font-color"/>
    </style:style>
    <style:style style:name="T57_31" style:family="text"/>
    <style:style style:name="T57_32" style:family="text">
      <style:text-properties fo:color="#1155cc" style:text-underline-style="solid" style:text-underline-color="font-color"/>
    </style:style>
    <style:style style:name="T57_33" style:family="text"/>
    <style:style style:name="T57_34" style:family="text">
      <style:text-properties fo:color="#1155cc" style:text-underline-style="solid" style:text-underline-color="font-color"/>
    </style:style>
    <style:style style:name="T57_35" style:family="text"/>
    <style:style style:name="T57_36" style:family="text">
      <style:text-properties fo:color="#1155cc" style:text-underline-style="solid" style:text-underline-color="font-color"/>
    </style:style>
    <style:style style:name="T57_37" style:family="text"/>
    <style:style style:name="T57_38" style:family="text">
      <style:text-properties fo:color="#1155cc" style:text-underline-style="solid" style:text-underline-color="font-color"/>
    </style:style>
    <style:style style:name="T57_39" style:family="text"/>
    <style:style style:name="T57_40" style:family="text">
      <style:text-properties fo:color="#1155cc" style:text-underline-style="solid" style:text-underline-color="font-color"/>
    </style:style>
    <style:style style:name="T57_41" style:family="text"/>
    <style:style style:name="T57_42" style:family="text">
      <style:text-properties fo:color="#1155cc" style:text-underline-style="solid" style:text-underline-color="font-color"/>
    </style:style>
    <style:style style:name="T57_43" style:family="text"/>
    <style:style style:name="T57_44" style:family="text">
      <style:text-properties fo:color="#1155cc" style:text-underline-style="solid" style:text-underline-color="font-color"/>
    </style:style>
    <style:style style:name="T57_45" style:family="text"/>
    <style:style style:name="T57_46" style:family="text">
      <style:text-properties fo:color="#1155cc" style:text-underline-style="solid" style:text-underline-color="font-color"/>
    </style:style>
    <style:style style:name="T57_47" style:family="text"/>
    <style:style style:name="T57_48" style:family="text">
      <style:text-properties fo:color="#1155cc" style:text-underline-style="solid" style:text-underline-color="font-color"/>
    </style:style>
    <style:style style:name="T57_49" style:family="text"/>
    <style:style style:name="T57_50" style:family="text">
      <style:text-properties fo:color="#1155cc" style:text-underline-style="solid" style:text-underline-color="font-color"/>
    </style:style>
    <style:style style:name="T57_51" style:family="text"/>
    <style:style style:name="T57_52" style:family="text">
      <style:text-properties fo:color="#1155cc" style:text-underline-style="solid" style:text-underline-color="font-color"/>
    </style:style>
    <style:style style:name="T57_53" style:family="text"/>
    <style:style style:name="T57_54" style:family="text">
      <style:text-properties fo:color="#1155cc" style:text-underline-style="solid" style:text-underline-color="font-color"/>
    </style:style>
    <style:style style:name="T57_55" style:family="text"/>
    <style:style style:name="T57_56" style:family="text">
      <style:text-properties fo:color="#1155cc" style:text-underline-style="solid" style:text-underline-color="font-color"/>
    </style:style>
    <style:style style:name="T57_57" style:family="text"/>
    <style:style style:name="T57_58" style:family="text">
      <style:text-properties fo:color="#1155cc" style:text-underline-style="solid" style:text-underline-color="font-color"/>
    </style:style>
    <style:style style:name="T57_59" style:family="text"/>
    <style:style style:name="T57_60" style:family="text">
      <style:text-properties fo:color="#1155cc" style:text-underline-style="solid" style:text-underline-color="font-color"/>
    </style:style>
    <style:style style:name="T57_61" style:family="text"/>
    <style:style style:name="T57_62" style:family="text">
      <style:text-properties fo:color="#1155cc" style:text-underline-style="solid" style:text-underline-color="font-color"/>
    </style:style>
    <style:style style:name="T57_63" style:family="text"/>
    <style:style style:name="T57_64" style:family="text">
      <style:text-properties fo:color="#1155cc" style:text-underline-style="solid" style:text-underline-color="font-color"/>
    </style:style>
    <style:style style:name="T57_65" style:family="text"/>
    <style:style style:name="T57_66" style:family="text">
      <style:text-properties fo:color="#1155cc" style:text-underline-style="solid" style:text-underline-color="font-color"/>
    </style:style>
    <style:style style:name="T57_67" style:family="text"/>
    <style:style style:name="T57_68" style:family="text">
      <style:text-properties fo:color="#1155cc" style:text-underline-style="solid" style:text-underline-color="font-color"/>
    </style:style>
    <style:style style:name="T57_69" style:family="text"/>
    <style:style style:name="T57_70" style:family="text">
      <style:text-properties fo:color="#1155cc" style:text-underline-style="solid" style:text-underline-color="font-color"/>
    </style:style>
    <style:style style:name="T57_71" style:family="text"/>
    <style:style style:name="T57_72" style:family="text">
      <style:text-properties fo:color="#1155cc" style:text-underline-style="solid" style:text-underline-color="font-color"/>
    </style:style>
    <style:style style:name="T57_73" style:family="text"/>
    <style:style style:name="T57_74" style:family="text">
      <style:text-properties fo:color="#1155cc" style:text-underline-style="solid" style:text-underline-color="font-color"/>
    </style:style>
    <style:style style:name="T57_75" style:family="text"/>
    <style:style style:name="T57_76" style:family="text">
      <style:text-properties fo:color="#1155cc" style:text-underline-style="solid" style:text-underline-color="font-color"/>
    </style:style>
    <style:style style:name="T57_77" style:family="text"/>
    <style:style style:name="T57_78" style:family="text">
      <style:text-properties fo:color="#1155cc" style:text-underline-style="solid" style:text-underline-color="font-color"/>
    </style:style>
    <style:style style:name="T57_79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T58_28" style:family="text">
      <style:text-properties fo:color="#1155cc" style:text-underline-style="solid" style:text-underline-color="font-color"/>
    </style:style>
    <style:style style:name="T58_29" style:family="text"/>
    <style:style style:name="T58_30" style:family="text">
      <style:text-properties fo:color="#1155cc" style:text-underline-style="solid" style:text-underline-color="font-color"/>
    </style:style>
    <style:style style:name="T58_31" style:family="text"/>
    <style:style style:name="T58_32" style:family="text">
      <style:text-properties fo:color="#1155cc" style:text-underline-style="solid" style:text-underline-color="font-color"/>
    </style:style>
    <style:style style:name="T58_33" style:family="text"/>
    <style:style style:name="T58_34" style:family="text">
      <style:text-properties fo:color="#1155cc" style:text-underline-style="solid" style:text-underline-color="font-color"/>
    </style:style>
    <style:style style:name="T58_35" style:family="text"/>
    <style:style style:name="T58_36" style:family="text">
      <style:text-properties fo:color="#1155cc" style:text-underline-style="solid" style:text-underline-color="font-color"/>
    </style:style>
    <style:style style:name="T58_37" style:family="text"/>
    <style:style style:name="T58_38" style:family="text">
      <style:text-properties fo:color="#1155cc" style:text-underline-style="solid" style:text-underline-color="font-color"/>
    </style:style>
    <style:style style:name="T58_39" style:family="text"/>
    <style:style style:name="T58_40" style:family="text">
      <style:text-properties fo:color="#1155cc" style:text-underline-style="solid" style:text-underline-color="font-color"/>
    </style:style>
    <style:style style:name="T58_41" style:family="text"/>
    <style:style style:name="T58_42" style:family="text">
      <style:text-properties fo:color="#1155cc" style:text-underline-style="solid" style:text-underline-color="font-color"/>
    </style:style>
    <style:style style:name="T58_43" style:family="text"/>
    <style:style style:name="T58_44" style:family="text">
      <style:text-properties fo:color="#1155cc" style:text-underline-style="solid" style:text-underline-color="font-color"/>
    </style:style>
    <style:style style:name="T58_45" style:family="text"/>
    <style:style style:name="T58_46" style:family="text">
      <style:text-properties fo:color="#1155cc" style:text-underline-style="solid" style:text-underline-color="font-color"/>
    </style:style>
    <style:style style:name="T58_47" style:family="text"/>
    <style:style style:name="T58_48" style:family="text">
      <style:text-properties fo:color="#1155cc" style:text-underline-style="solid" style:text-underline-color="font-color"/>
    </style:style>
    <style:style style:name="T58_49" style:family="text"/>
    <style:style style:name="T58_50" style:family="text">
      <style:text-properties fo:color="#1155cc" style:text-underline-style="solid" style:text-underline-color="font-color"/>
    </style:style>
    <style:style style:name="T58_51" style:family="text"/>
    <style:style style:name="T58_52" style:family="text">
      <style:text-properties fo:color="#1155cc" style:text-underline-style="solid" style:text-underline-color="font-color"/>
    </style:style>
    <style:style style:name="T58_53" style:family="text"/>
    <style:style style:name="T58_54" style:family="text">
      <style:text-properties fo:color="#1155cc" style:text-underline-style="solid" style:text-underline-color="font-color"/>
    </style:style>
    <style:style style:name="T58_55" style:family="text"/>
    <style:style style:name="T58_56" style:family="text">
      <style:text-properties fo:color="#1155cc" style:text-underline-style="solid" style:text-underline-color="font-color"/>
    </style:style>
    <style:style style:name="T58_57" style:family="text"/>
    <style:style style:name="T58_58" style:family="text">
      <style:text-properties fo:color="#1155cc" style:text-underline-style="solid" style:text-underline-color="font-color"/>
    </style:style>
    <style:style style:name="T58_59" style:family="text"/>
    <style:style style:name="T58_60" style:family="text">
      <style:text-properties fo:color="#1155cc" style:text-underline-style="solid" style:text-underline-color="font-color"/>
    </style:style>
    <style:style style:name="T58_61" style:family="text"/>
    <style:style style:name="T58_62" style:family="text">
      <style:text-properties fo:color="#1155cc" style:text-underline-style="solid" style:text-underline-color="font-color"/>
    </style:style>
    <style:style style:name="T58_63" style:family="text"/>
    <style:style style:name="T58_64" style:family="text">
      <style:text-properties fo:color="#1155cc" style:text-underline-style="solid" style:text-underline-color="font-color"/>
    </style:style>
    <style:style style:name="T58_65" style:family="text"/>
    <style:style style:name="T58_66" style:family="text">
      <style:text-properties fo:color="#1155cc" style:text-underline-style="solid" style:text-underline-color="font-color"/>
    </style:style>
    <style:style style:name="T58_67" style:family="text"/>
    <style:style style:name="T58_68" style:family="text">
      <style:text-properties fo:color="#1155cc" style:text-underline-style="solid" style:text-underline-color="font-color"/>
    </style:style>
    <style:style style:name="T58_69" style:family="text"/>
    <style:style style:name="T58_70" style:family="text">
      <style:text-properties fo:color="#1155cc" style:text-underline-style="solid" style:text-underline-color="font-color"/>
    </style:style>
    <style:style style:name="T58_71" style:family="text"/>
    <style:style style:name="T58_72" style:family="text">
      <style:text-properties fo:color="#1155cc" style:text-underline-style="solid" style:text-underline-color="font-color"/>
    </style:style>
    <style:style style:name="T58_73" style:family="text"/>
    <style:style style:name="T58_74" style:family="text">
      <style:text-properties fo:color="#1155cc" style:text-underline-style="solid" style:text-underline-color="font-color"/>
    </style:style>
    <style:style style:name="T58_75" style:family="text"/>
    <style:style style:name="T58_76" style:family="text">
      <style:text-properties fo:color="#1155cc" style:text-underline-style="solid" style:text-underline-color="font-color"/>
    </style:style>
    <style:style style:name="T58_77" style:family="text"/>
    <style:style style:name="T58_78" style:family="text">
      <style:text-properties fo:color="#1155cc" style:text-underline-style="solid" style:text-underline-color="font-color"/>
    </style:style>
    <style:style style:name="T58_79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T59_17" style:family="text"/>
    <style:style style:name="T59_18" style:family="text">
      <style:text-properties fo:color="#1155cc" style:text-underline-style="solid" style:text-underline-color="font-color"/>
    </style:style>
    <style:style style:name="T59_19" style:family="text"/>
    <style:style style:name="T59_20" style:family="text">
      <style:text-properties fo:color="#1155cc" style:text-underline-style="solid" style:text-underline-color="font-color"/>
    </style:style>
    <style:style style:name="T59_21" style:family="text"/>
    <style:style style:name="T59_22" style:family="text">
      <style:text-properties fo:color="#1155cc" style:text-underline-style="solid" style:text-underline-color="font-color"/>
    </style:style>
    <style:style style:name="T59_23" style:family="text"/>
    <style:style style:name="T59_24" style:family="text">
      <style:text-properties fo:color="#1155cc" style:text-underline-style="solid" style:text-underline-color="font-color"/>
    </style:style>
    <style:style style:name="T59_25" style:family="text"/>
    <style:style style:name="T59_26" style:family="text">
      <style:text-properties fo:color="#1155cc" style:text-underline-style="solid" style:text-underline-color="font-color"/>
    </style:style>
    <style:style style:name="T59_27" style:family="text"/>
    <style:style style:name="T59_28" style:family="text">
      <style:text-properties fo:color="#1155cc" style:text-underline-style="solid" style:text-underline-color="font-color"/>
    </style:style>
    <style:style style:name="T59_29" style:family="text"/>
    <style:style style:name="T59_30" style:family="text">
      <style:text-properties fo:color="#1155cc" style:text-underline-style="solid" style:text-underline-color="font-color"/>
    </style:style>
    <style:style style:name="T59_31" style:family="text"/>
    <style:style style:name="T59_32" style:family="text">
      <style:text-properties fo:color="#1155cc" style:text-underline-style="solid" style:text-underline-color="font-color"/>
    </style:style>
    <style:style style:name="T59_33" style:family="text"/>
    <style:style style:name="T59_34" style:family="text">
      <style:text-properties fo:color="#1155cc" style:text-underline-style="solid" style:text-underline-color="font-color"/>
    </style:style>
    <style:style style:name="T59_35" style:family="text"/>
    <style:style style:name="T59_36" style:family="text">
      <style:text-properties fo:color="#1155cc" style:text-underline-style="solid" style:text-underline-color="font-color"/>
    </style:style>
    <style:style style:name="T59_37" style:family="text"/>
    <style:style style:name="T59_38" style:family="text">
      <style:text-properties fo:color="#1155cc" style:text-underline-style="solid" style:text-underline-color="font-color"/>
    </style:style>
    <style:style style:name="T59_39" style:family="text"/>
    <style:style style:name="T59_40" style:family="text">
      <style:text-properties fo:color="#1155cc" style:text-underline-style="solid" style:text-underline-color="font-color"/>
    </style:style>
    <style:style style:name="T59_41" style:family="text"/>
    <style:style style:name="T59_42" style:family="text">
      <style:text-properties fo:color="#1155cc" style:text-underline-style="solid" style:text-underline-color="font-color"/>
    </style:style>
    <style:style style:name="T59_43" style:family="text"/>
    <style:style style:name="T59_44" style:family="text">
      <style:text-properties fo:color="#1155cc" style:text-underline-style="solid" style:text-underline-color="font-color"/>
    </style:style>
    <style:style style:name="T59_45" style:family="text"/>
    <style:style style:name="T59_46" style:family="text">
      <style:text-properties fo:color="#1155cc" style:text-underline-style="solid" style:text-underline-color="font-color"/>
    </style:style>
    <style:style style:name="T59_47" style:family="text"/>
    <style:style style:name="T59_48" style:family="text">
      <style:text-properties fo:color="#1155cc" style:text-underline-style="solid" style:text-underline-color="font-color"/>
    </style:style>
    <style:style style:name="T59_49" style:family="text"/>
    <style:style style:name="T59_50" style:family="text">
      <style:text-properties fo:color="#1155cc" style:text-underline-style="solid" style:text-underline-color="font-color"/>
    </style:style>
    <style:style style:name="T59_51" style:family="text"/>
    <style:style style:name="T59_52" style:family="text">
      <style:text-properties fo:color="#1155cc" style:text-underline-style="solid" style:text-underline-color="font-color"/>
    </style:style>
    <style:style style:name="T59_53" style:family="text"/>
    <style:style style:name="T59_54" style:family="text">
      <style:text-properties fo:color="#1155cc" style:text-underline-style="solid" style:text-underline-color="font-color"/>
    </style:style>
    <style:style style:name="T59_5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T60_15" style:family="text"/>
    <style:style style:name="T60_16" style:family="text">
      <style:text-properties fo:color="#1155cc" style:text-underline-style="solid" style:text-underline-color="font-color"/>
    </style:style>
    <style:style style:name="T60_17" style:family="text"/>
    <style:style style:name="T60_18" style:family="text">
      <style:text-properties fo:color="#1155cc" style:text-underline-style="solid" style:text-underline-color="font-color"/>
    </style:style>
    <style:style style:name="T60_19" style:family="text"/>
    <style:style style:name="T60_20" style:family="text">
      <style:text-properties fo:color="#1155cc" style:text-underline-style="solid" style:text-underline-color="font-color"/>
    </style:style>
    <style:style style:name="T60_21" style:family="text"/>
    <style:style style:name="T60_22" style:family="text">
      <style:text-properties fo:color="#1155cc" style:text-underline-style="solid" style:text-underline-color="font-color"/>
    </style:style>
    <style:style style:name="T60_23" style:family="text"/>
    <style:style style:name="T60_24" style:family="text">
      <style:text-properties fo:color="#1155cc" style:text-underline-style="solid" style:text-underline-color="font-color"/>
    </style:style>
    <style:style style:name="T60_25" style:family="text"/>
    <style:style style:name="T60_26" style:family="text">
      <style:text-properties fo:color="#1155cc" style:text-underline-style="solid" style:text-underline-color="font-color"/>
    </style:style>
    <style:style style:name="T60_27" style:family="text"/>
    <style:style style:name="T60_28" style:family="text">
      <style:text-properties fo:color="#1155cc" style:text-underline-style="solid" style:text-underline-color="font-color"/>
    </style:style>
    <style:style style:name="T60_29" style:family="text"/>
    <style:style style:name="T60_30" style:family="text">
      <style:text-properties fo:color="#1155cc" style:text-underline-style="solid" style:text-underline-color="font-color"/>
    </style:style>
    <style:style style:name="T60_31" style:family="text"/>
    <style:style style:name="T60_32" style:family="text">
      <style:text-properties fo:color="#1155cc" style:text-underline-style="solid" style:text-underline-color="font-color"/>
    </style:style>
    <style:style style:name="T60_33" style:family="text"/>
    <style:style style:name="T60_34" style:family="text">
      <style:text-properties fo:color="#1155cc" style:text-underline-style="solid" style:text-underline-color="font-color"/>
    </style:style>
    <style:style style:name="T60_35" style:family="text"/>
    <style:style style:name="T60_36" style:family="text">
      <style:text-properties fo:color="#1155cc" style:text-underline-style="solid" style:text-underline-color="font-color"/>
    </style:style>
    <style:style style:name="T60_37" style:family="text"/>
    <style:style style:name="T60_38" style:family="text">
      <style:text-properties fo:color="#1155cc" style:text-underline-style="solid" style:text-underline-color="font-color"/>
    </style:style>
    <style:style style:name="T60_39" style:family="text"/>
    <style:style style:name="T60_40" style:family="text">
      <style:text-properties fo:color="#1155cc" style:text-underline-style="solid" style:text-underline-color="font-color"/>
    </style:style>
    <style:style style:name="T60_41" style:family="text"/>
    <style:style style:name="T60_42" style:family="text">
      <style:text-properties fo:color="#1155cc" style:text-underline-style="solid" style:text-underline-color="font-color"/>
    </style:style>
    <style:style style:name="T60_43" style:family="text"/>
    <style:style style:name="T60_44" style:family="text">
      <style:text-properties fo:color="#1155cc" style:text-underline-style="solid" style:text-underline-color="font-color"/>
    </style:style>
    <style:style style:name="T60_45" style:family="text"/>
    <style:style style:name="T60_46" style:family="text">
      <style:text-properties fo:color="#1155cc" style:text-underline-style="solid" style:text-underline-color="font-color"/>
    </style:style>
    <style:style style:name="T60_47" style:family="text"/>
    <style:style style:name="T60_48" style:family="text">
      <style:text-properties fo:color="#1155cc" style:text-underline-style="solid" style:text-underline-color="font-color"/>
    </style:style>
    <style:style style:name="T60_49" style:family="text"/>
    <style:style style:name="T60_50" style:family="text">
      <style:text-properties fo:color="#1155cc" style:text-underline-style="solid" style:text-underline-color="font-color"/>
    </style:style>
    <style:style style:name="T60_51" style:family="text"/>
    <style:style style:name="T60_52" style:family="text">
      <style:text-properties fo:color="#1155cc" style:text-underline-style="solid" style:text-underline-color="font-color"/>
    </style:style>
    <style:style style:name="T60_53" style:family="text"/>
    <style:style style:name="T60_54" style:family="text">
      <style:text-properties fo:color="#1155cc" style:text-underline-style="solid" style:text-underline-color="font-color"/>
    </style:style>
    <style:style style:name="T60_55" style:family="text"/>
    <style:style style:name="T60_56" style:family="text">
      <style:text-properties fo:color="#1155cc" style:text-underline-style="solid" style:text-underline-color="font-color"/>
    </style:style>
    <style:style style:name="T60_57" style:family="text"/>
    <style:style style:name="T60_58" style:family="text">
      <style:text-properties fo:color="#1155cc" style:text-underline-style="solid" style:text-underline-color="font-color"/>
    </style:style>
    <style:style style:name="T60_59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T61_15" style:family="text"/>
    <style:style style:name="T61_16" style:family="text">
      <style:text-properties fo:color="#1155cc" style:text-underline-style="solid" style:text-underline-color="font-color"/>
    </style:style>
    <style:style style:name="T61_17" style:family="text"/>
    <style:style style:name="T61_18" style:family="text">
      <style:text-properties fo:color="#1155cc" style:text-underline-style="solid" style:text-underline-color="font-color"/>
    </style:style>
    <style:style style:name="T61_19" style:family="text"/>
    <style:style style:name="T61_20" style:family="text">
      <style:text-properties fo:color="#1155cc" style:text-underline-style="solid" style:text-underline-color="font-color"/>
    </style:style>
    <style:style style:name="T61_21" style:family="text"/>
    <style:style style:name="T61_22" style:family="text">
      <style:text-properties fo:color="#1155cc" style:text-underline-style="solid" style:text-underline-color="font-color"/>
    </style:style>
    <style:style style:name="T61_23" style:family="text"/>
    <style:style style:name="T61_24" style:family="text">
      <style:text-properties fo:color="#1155cc" style:text-underline-style="solid" style:text-underline-color="font-color"/>
    </style:style>
    <style:style style:name="T61_25" style:family="text"/>
    <style:style style:name="T61_26" style:family="text">
      <style:text-properties fo:color="#1155cc" style:text-underline-style="solid" style:text-underline-color="font-color"/>
    </style:style>
    <style:style style:name="T61_27" style:family="text"/>
    <style:style style:name="T61_28" style:family="text">
      <style:text-properties fo:color="#1155cc" style:text-underline-style="solid" style:text-underline-color="font-color"/>
    </style:style>
    <style:style style:name="T61_29" style:family="text"/>
    <style:style style:name="T61_30" style:family="text">
      <style:text-properties fo:color="#1155cc" style:text-underline-style="solid" style:text-underline-color="font-color"/>
    </style:style>
    <style:style style:name="T61_31" style:family="text"/>
    <style:style style:name="T61_32" style:family="text">
      <style:text-properties fo:color="#1155cc" style:text-underline-style="solid" style:text-underline-color="font-color"/>
    </style:style>
    <style:style style:name="T61_33" style:family="text"/>
    <style:style style:name="T61_34" style:family="text">
      <style:text-properties fo:color="#1155cc" style:text-underline-style="solid" style:text-underline-color="font-color"/>
    </style:style>
    <style:style style:name="T61_35" style:family="text"/>
    <style:style style:name="T61_36" style:family="text">
      <style:text-properties fo:color="#1155cc" style:text-underline-style="solid" style:text-underline-color="font-color"/>
    </style:style>
    <style:style style:name="T61_37" style:family="text"/>
    <style:style style:name="T61_38" style:family="text">
      <style:text-properties fo:color="#1155cc" style:text-underline-style="solid" style:text-underline-color="font-color"/>
    </style:style>
    <style:style style:name="T61_39" style:family="text"/>
    <style:style style:name="T61_40" style:family="text">
      <style:text-properties fo:color="#1155cc" style:text-underline-style="solid" style:text-underline-color="font-color"/>
    </style:style>
    <style:style style:name="T61_41" style:family="text"/>
    <style:style style:name="T61_42" style:family="text">
      <style:text-properties fo:color="#1155cc" style:text-underline-style="solid" style:text-underline-color="font-color"/>
    </style:style>
    <style:style style:name="T61_43" style:family="text"/>
    <style:style style:name="T61_44" style:family="text">
      <style:text-properties fo:color="#1155cc" style:text-underline-style="solid" style:text-underline-color="font-color"/>
    </style:style>
    <style:style style:name="T61_45" style:family="text"/>
    <style:style style:name="T61_46" style:family="text">
      <style:text-properties fo:color="#1155cc" style:text-underline-style="solid" style:text-underline-color="font-color"/>
    </style:style>
    <style:style style:name="T61_47" style:family="text"/>
    <style:style style:name="T61_48" style:family="text">
      <style:text-properties fo:color="#1155cc" style:text-underline-style="solid" style:text-underline-color="font-color"/>
    </style:style>
    <style:style style:name="T61_49" style:family="text"/>
    <style:style style:name="T61_50" style:family="text">
      <style:text-properties fo:color="#1155cc" style:text-underline-style="solid" style:text-underline-color="font-color"/>
    </style:style>
    <style:style style:name="T61_5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T62_29" style:family="text"/>
    <style:style style:name="T62_30" style:family="text">
      <style:text-properties fo:color="#1155cc" style:text-underline-style="solid" style:text-underline-color="font-color"/>
    </style:style>
    <style:style style:name="T62_31" style:family="text"/>
    <style:style style:name="T62_32" style:family="text">
      <style:text-properties fo:color="#1155cc" style:text-underline-style="solid" style:text-underline-color="font-color"/>
    </style:style>
    <style:style style:name="T62_33" style:family="text"/>
    <style:style style:name="T62_34" style:family="text">
      <style:text-properties fo:color="#1155cc" style:text-underline-style="solid" style:text-underline-color="font-color"/>
    </style:style>
    <style:style style:name="T62_35" style:family="text"/>
    <style:style style:name="T62_36" style:family="text">
      <style:text-properties fo:color="#1155cc" style:text-underline-style="solid" style:text-underline-color="font-color"/>
    </style:style>
    <style:style style:name="T62_37" style:family="text"/>
    <style:style style:name="T62_38" style:family="text">
      <style:text-properties fo:color="#1155cc" style:text-underline-style="solid" style:text-underline-color="font-color"/>
    </style:style>
    <style:style style:name="T62_39" style:family="text"/>
    <style:style style:name="T62_40" style:family="text">
      <style:text-properties fo:color="#1155cc" style:text-underline-style="solid" style:text-underline-color="font-color"/>
    </style:style>
    <style:style style:name="T62_41" style:family="text"/>
    <style:style style:name="T62_42" style:family="text">
      <style:text-properties fo:color="#1155cc" style:text-underline-style="solid" style:text-underline-color="font-color"/>
    </style:style>
    <style:style style:name="T62_43" style:family="text"/>
    <style:style style:name="T62_44" style:family="text">
      <style:text-properties fo:color="#1155cc" style:text-underline-style="solid" style:text-underline-color="font-color"/>
    </style:style>
    <style:style style:name="T62_45" style:family="text"/>
    <style:style style:name="T62_46" style:family="text">
      <style:text-properties fo:color="#1155cc" style:text-underline-style="solid" style:text-underline-color="font-color"/>
    </style:style>
    <style:style style:name="T62_47" style:family="text"/>
    <style:style style:name="T62_48" style:family="text">
      <style:text-properties fo:color="#1155cc" style:text-underline-style="solid" style:text-underline-color="font-color"/>
    </style:style>
    <style:style style:name="T62_49" style:family="text"/>
    <style:style style:name="T62_50" style:family="text">
      <style:text-properties fo:color="#1155cc" style:text-underline-style="solid" style:text-underline-color="font-color"/>
    </style:style>
    <style:style style:name="T62_51" style:family="text"/>
    <style:style style:name="T62_52" style:family="text">
      <style:text-properties fo:color="#1155cc" style:text-underline-style="solid" style:text-underline-color="font-color"/>
    </style:style>
    <style:style style:name="T62_53" style:family="text"/>
    <style:style style:name="T62_54" style:family="text">
      <style:text-properties fo:color="#1155cc" style:text-underline-style="solid" style:text-underline-color="font-color"/>
    </style:style>
    <style:style style:name="T62_55" style:family="text"/>
    <style:style style:name="T62_56" style:family="text">
      <style:text-properties fo:color="#1155cc" style:text-underline-style="solid" style:text-underline-color="font-color"/>
    </style:style>
    <style:style style:name="T62_57" style:family="text"/>
    <style:style style:name="T62_58" style:family="text">
      <style:text-properties fo:color="#1155cc" style:text-underline-style="solid" style:text-underline-color="font-color"/>
    </style:style>
    <style:style style:name="T62_59" style:family="text"/>
    <style:style style:name="T62_60" style:family="text">
      <style:text-properties fo:color="#1155cc" style:text-underline-style="solid" style:text-underline-color="font-color"/>
    </style:style>
    <style:style style:name="T62_61" style:family="text"/>
    <style:style style:name="P6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Question</text:span><text:span text:style-name="T1_2">:<text:s/></text:span><text:span text:style-name="T1_3">How</text:span><text:span text:style-name="T1_4"><text:s/></text:span><text:span text:style-name="T1_5">does</text:span><text:span text:style-name="T1_6"><text:s/></text:span><text:span text:style-name="T1_7">cloud</text:span><text:span text:style-name="T1_8"><text:s/></text:span><text:span text:style-name="T1_9">cover</text:span><text:span text:style-name="T1_10">,<text:s/></text:span><text:span text:style-name="T1_11">precipitation</text:span><text:span text:style-name="T1_12">,<text:s/></text:span><text:span text:style-name="T1_13">temperature</text:span><text:span text:style-name="T1_14">,<text:s/></text:span><text:span text:style-name="T1_15">date</text:span><text:span text:style-name="T1_16"><text:s/></text:span><text:span text:style-name="T1_17">of</text:span><text:span text:style-name="T1_18"><text:s/></text:span><text:span text:style-name="T1_19">week</text:span><text:span text:style-name="T1_20">,<text:s/></text:span><text:span text:style-name="T1_21">time</text:span><text:span text:style-name="T1_22"><text:s/></text:span><text:span text:style-name="T1_23">of</text:span><text:span text:style-name="T1_24"><text:s/></text:span><text:span text:style-name="T1_25">day</text:span><text:span text:style-name="T1_26">,<text:s/></text:span><text:span text:style-name="T1_27">bus</text:span><text:span text:style-name="T1_28"><text:s/></text:span><text:span text:style-name="T1_29">routes</text:span><text:span text:style-name="T1_30">,<text:s/></text:span><text:span text:style-name="T1_31">bus</text:span><text:span text:style-name="T1_32"><text:s/></text:span><text:span text:style-name="T1_33">route</text:span><text:span text:style-name="T1_34"><text:s/></text:span><text:span text:style-name="T1_35">direction</text:span><text:span text:style-name="T1_36">,<text:s/></text:span><text:span text:style-name="T1_37">route</text:span><text:span text:style-name="T1_38"><text:s/></text:span><text:span text:style-name="T1_39">ridership</text:span><text:span text:style-name="T1_40">,<text:s/></text:span><text:span text:style-name="T1_41">number</text:span><text:span text:style-name="T1_42"><text:s/></text:span><text:span text:style-name="T1_43">of</text:span><text:span text:style-name="T1_44"><text:s/></text:span><text:span text:style-name="T1_45">stops</text:span><text:span text:style-name="T1_46">,<text:s/></text:span><text:span text:style-name="T1_47">number</text:span><text:span text:style-name="T1_48"><text:s/></text:span><text:span text:style-name="T1_49">of</text:span><text:span text:style-name="T1_50"><text:s/></text:span><text:span text:style-name="T1_51">trips</text:span><text:span text:style-name="T1_52"><text:s/></text:span><text:span text:style-name="T1_53">per</text:span><text:span text:style-name="T1_54"><text:s/></text:span><text:span text:style-name="T1_55">six</text:span><text:span text:style-name="T1_56"><text:s/></text:span><text:span text:style-name="T1_57">weeks</text:span><text:span text:style-name="T1_58"><text:s/></text:span><text:span text:style-name="T1_59">and</text:span><text:span text:style-name="T1_60"><text:s/></text:span><text:span text:style-name="T1_61">geographic</text:span><text:span text:style-name="T1_62"><text:s/></text:span><text:span text:style-name="T1_63">area</text:span><text:span text:style-name="T1_64"><text:s/></text:span><text:span text:style-name="T1_65">affect</text:span><text:span text:style-name="T1_66"><text:s/></text:span><text:span text:style-name="T1_67">the</text:span><text:span text:style-name="T1_68"><text:s/></text:span><text:span text:style-name="T1_69">punctuality</text:span><text:span text:style-name="T1_70"><text:s/></text:span><text:span text:style-name="T1_71">as</text:span><text:span text:style-name="T1_72"><text:s/></text:span><text:span text:style-name="T1_73">determined</text:span><text:span text:style-name="T1_74"><text:s/></text:span><text:span text:style-name="T1_75">by</text:span><text:span text:style-name="T1_76"><text:s/></text:span><text:span text:style-name="T1_77">average</text:span><text:span text:style-name="T1_78"><text:s/></text:span><text:span text:style-name="T1_79">time</text:span><text:span text:style-name="T1_80"><text:s/></text:span><text:span text:style-name="T1_81">between</text:span><text:span text:style-name="T1_82"><text:s/></text:span><text:span text:style-name="T1_83">scheduled</text:span><text:span text:style-name="T1_84"><text:s/></text:span><text:span text:style-name="T1_85">arrival</text:span><text:span text:style-name="T1_86"><text:s/></text:span><text:span text:style-name="T1_87">at</text:span><text:span text:style-name="T1_88"><text:s/></text:span><text:span text:style-name="T1_89">stops</text:span><text:span text:style-name="T1_90"><text:s/></text:span><text:span text:style-name="T1_91">and</text:span><text:span text:style-name="T1_92"><text:s/></text:span><text:span text:style-name="T1_93">actual</text:span><text:span text:style-name="T1_94"><text:s/></text:span><text:span text:style-name="T1_95">arrival</text:span><text:span text:style-name="T1_96"><text:s/></text:span><text:span text:style-name="T1_97">at</text:span><text:span text:style-name="T1_98"><text:s/></text:span><text:span text:style-name="T1_99">stops</text:span><text:span text:style-name="T1_100">,<text:s/></text:span><text:span text:style-name="T1_101">and</text:span><text:span text:style-name="T1_102"><text:s/></text:span><text:span text:style-name="T1_103">speed</text:span><text:span text:style-name="T1_104"><text:s/></text:span><text:span text:style-name="T1_105">of</text:span><text:span text:style-name="T1_106"><text:s/></text:span><text:span text:style-name="T1_107">buses</text:span><text:span text:style-name="T1_108"><text:s/></text:span><text:span text:style-name="T1_109">and</text:span><text:span text:style-name="T1_110"><text:s/></text:span><text:span text:style-name="T1_111">streetcars</text:span><text:span text:style-name="T1_112"><text:s/></text:span><text:span text:style-name="T1_113">in</text:span><text:span text:style-name="T1_114"><text:s/></text:span><text:span text:style-name="T1_115">the</text:span><text:span text:style-name="T1_116"><text:s/></text:span><text:span text:style-name="T1_117">Toronto</text:span><text:span text:style-name="T1_118"><text:s/></text:span><text:span text:style-name="T1_119">Transit</text:span><text:span text:style-name="T1_120"><text:s/></text:span><text:span text:style-name="T1_121">Commission</text:span><text:span text:style-name="T1_122"><text:s/></text:span><text:span text:style-name="T1_123">in</text:span><text:span text:style-name="T1_124"><text:s/></text:span><text:span text:style-name="T1_125">Spring</text:span><text:span text:style-name="T1_126">-</text:span><text:span text:style-name="T1_127">Summer</text:span><text:span text:style-name="T1_128"><text:s/>2014?</text:span></text:p>
      <text:p text:style-name="P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"><text:span text:style-name="T3_1">Variable</text:span></text:p>
          </table:table-cell>
          <table:table-cell table:style-name="Cell2">
            <text:p text:style-name="P4"><text:span text:style-name="T4_1">Quant</text:span><text:span text:style-name="T4_2">/</text:span><text:span text:style-name="T4_3">Qual</text:span><text:span text:style-name="T4_4">?</text:span></text:p>
          </table:table-cell>
          <table:table-cell table:style-name="Cell3">
            <text:p text:style-name="P5"><text:span text:style-name="T5_1">Discrete</text:span><text:span text:style-name="T5_2">/</text:span><text:span text:style-name="T5_3">Continuous</text:span><text:span text:style-name="T5_4">?</text:span></text:p>
          </table:table-cell>
        </table:table-row>
        <table:table-row table:style-name="Row2">
          <table:table-cell table:style-name="Cell4">
            <text:p text:style-name="P6"><text:span text:style-name="T6_1">Weather</text:span></text:p>
          </table:table-cell>
          <table:table-cell table:style-name="Cell5">
            <text:p text:style-name="P7"><text:span text:style-name="T7_1">Qualitative</text:span><text:span text:style-name="T7_2"><text:s/>(</text:span><text:span text:style-name="T7_3">Descriptive</text:span><text:span text:style-name="T7_4">)</text:span></text:p>
          </table:table-cell>
          <table:table-cell table:style-name="Cell6">
            <text:p text:style-name="P8"/>
          </table:table-cell>
        </table:table-row>
        <table:table-row table:style-name="Row3">
          <table:table-cell table:style-name="Cell7">
            <text:p text:style-name="P9"><text:span text:style-name="T9_1">Cloud</text:span><text:span text:style-name="T9_2"><text:s/></text:span><text:span text:style-name="T9_3">Cover</text:span></text:p>
          </table:table-cell>
          <table:table-cell table:style-name="Cell8">
            <text:p text:style-name="P10"><text:span text:style-name="T10_1">Quant</text:span></text:p>
          </table:table-cell>
          <table:table-cell table:style-name="Cell9">
            <text:p text:style-name="P11"><text:span text:style-name="T11_1">Continuous</text:span></text:p>
          </table:table-cell>
        </table:table-row>
        <table:table-row table:style-name="Row4">
          <table:table-cell table:style-name="Cell10">
            <text:p text:style-name="P12"><text:span text:style-name="T12_1">Precipitation</text:span></text:p>
          </table:table-cell>
          <table:table-cell table:style-name="Cell11">
            <text:p text:style-name="P13"><text:span text:style-name="T13_1">Quant</text:span></text:p>
          </table:table-cell>
          <table:table-cell table:style-name="Cell12">
            <text:p text:style-name="P14"><text:span text:style-name="T14_1">Continuous</text:span></text:p>
          </table:table-cell>
        </table:table-row>
        <table:table-row table:style-name="Row5">
          <table:table-cell table:style-name="Cell13">
            <text:p text:style-name="P15"><text:span text:style-name="T15_1">Temperature</text:span></text:p>
          </table:table-cell>
          <table:table-cell table:style-name="Cell14">
            <text:p text:style-name="P16"><text:span text:style-name="T16_1">Quant</text:span></text:p>
          </table:table-cell>
          <table:table-cell table:style-name="Cell15">
            <text:p text:style-name="P17"><text:span text:style-name="T17_1">Continuous</text:span></text:p>
          </table:table-cell>
        </table:table-row>
        <table:table-row table:style-name="Row6">
          <table:table-cell table:style-name="Cell16">
            <text:p text:style-name="P18"><text:span text:style-name="T18_1">Date</text:span><text:span text:style-name="T18_2"><text:s/></text:span><text:span text:style-name="T18_3">of</text:span><text:span text:style-name="T18_4"><text:s/></text:span><text:span text:style-name="T18_5">Week</text:span></text:p>
          </table:table-cell>
          <table:table-cell table:style-name="Cell17">
            <text:p text:style-name="P19"><text:span text:style-name="T19_1">Qualitative</text:span><text:span text:style-name="T19_2"><text:s/>(</text:span><text:span text:style-name="T19_3">Categorical</text:span><text:span text:style-name="T19_4">)</text:span></text:p>
          </table:table-cell>
          <table:table-cell table:style-name="Cell18">
            <text:p text:style-name="P20"/>
          </table:table-cell>
        </table:table-row>
        <table:table-row table:style-name="Row7">
          <table:table-cell table:style-name="Cell19">
            <text:p text:style-name="P21"><text:span text:style-name="T21_1">Time</text:span><text:span text:style-name="T21_2"><text:s/></text:span><text:span text:style-name="T21_3">of</text:span><text:span text:style-name="T21_4"><text:s/></text:span><text:span text:style-name="T21_5">Day</text:span></text:p>
          </table:table-cell>
          <table:table-cell table:style-name="Cell20">
            <text:p text:style-name="P22"><text:span text:style-name="T22_1">Quant</text:span></text:p>
          </table:table-cell>
          <table:table-cell table:style-name="Cell21">
            <text:p text:style-name="P23"><text:span text:style-name="T23_1">Continuous</text:span></text:p>
          </table:table-cell>
        </table:table-row>
        <table:table-row table:style-name="Row8">
          <table:table-cell table:style-name="Cell22">
            <text:p text:style-name="P24"><text:span text:style-name="T24_1">Bus</text:span><text:span text:style-name="T24_2"><text:s/></text:span><text:span text:style-name="T24_3">Route</text:span></text:p>
          </table:table-cell>
          <table:table-cell table:style-name="Cell23">
            <text:p text:style-name="P25"><text:span text:style-name="T25_1">Qualitative</text:span><text:span text:style-name="T25_2"><text:s/>(</text:span><text:span text:style-name="T25_3">Categorical</text:span><text:span text:style-name="T25_4">)</text:span></text:p>
          </table:table-cell>
          <table:table-cell table:style-name="Cell24">
            <text:p text:style-name="P26"/>
          </table:table-cell>
        </table:table-row>
        <table:table-row table:style-name="Row9">
          <table:table-cell table:style-name="Cell25">
            <text:p text:style-name="P27"><text:span text:style-name="T27_1">Bus</text:span><text:span text:style-name="T27_2"><text:s/></text:span><text:span text:style-name="T27_3">Direction</text:span></text:p>
          </table:table-cell>
          <table:table-cell table:style-name="Cell26">
            <text:p text:style-name="P28"><text:span text:style-name="T28_1">Qualitative</text:span><text:span text:style-name="T28_2"><text:s/>(</text:span><text:span text:style-name="T28_3">Categorical</text:span><text:span text:style-name="T28_4">)</text:span></text:p>
          </table:table-cell>
          <table:table-cell table:style-name="Cell27">
            <text:p text:style-name="P29"/>
          </table:table-cell>
        </table:table-row>
        <table:table-row table:style-name="Row10">
          <table:table-cell table:style-name="Cell28">
            <text:p text:style-name="P30"><text:span text:style-name="T30_1">Route</text:span><text:span text:style-name="T30_2"><text:s/></text:span><text:span text:style-name="T30_3">Ridership</text:span></text:p>
          </table:table-cell>
          <table:table-cell table:style-name="Cell29">
            <text:p text:style-name="P31"><text:span text:style-name="T31_1">Quant</text:span></text:p>
          </table:table-cell>
          <table:table-cell table:style-name="Cell30">
            <text:p text:style-name="P32"><text:span text:style-name="T32_1">Continuous</text:span></text:p>
          </table:table-cell>
        </table:table-row>
        <table:table-row table:style-name="Row11">
          <table:table-cell table:style-name="Cell31">
            <text:p text:style-name="P33"><text:span text:style-name="T33_1">Number</text:span><text:span text:style-name="T33_2"><text:s/></text:span><text:span text:style-name="T33_3">of</text:span><text:span text:style-name="T33_4"><text:s/></text:span><text:span text:style-name="T33_5">Stops</text:span></text:p>
          </table:table-cell>
          <table:table-cell table:style-name="Cell32">
            <text:p text:style-name="P34"><text:span text:style-name="T34_1">Quant</text:span></text:p>
          </table:table-cell>
          <table:table-cell table:style-name="Cell33">
            <text:p text:style-name="P35"><text:span text:style-name="T35_1">Discrete</text:span></text:p>
          </table:table-cell>
        </table:table-row>
        <table:table-row table:style-name="Row12">
          <table:table-cell table:style-name="Cell34">
            <text:p text:style-name="P36"><text:span text:style-name="T36_1">Number</text:span><text:span text:style-name="T36_2"><text:s/></text:span><text:span text:style-name="T36_3">of</text:span><text:span text:style-name="T36_4"><text:s/></text:span><text:span text:style-name="T36_5">Trips</text:span><text:span text:style-name="T36_6"><text:s/></text:span><text:span text:style-name="T36_7">per</text:span><text:span text:style-name="T36_8"><text:s/></text:span><text:span text:style-name="T36_9">Six</text:span><text:span text:style-name="T36_10"><text:s/></text:span><text:span text:style-name="T36_11">Weeks</text:span></text:p>
          </table:table-cell>
          <table:table-cell table:style-name="Cell35">
            <text:p text:style-name="P37"><text:span text:style-name="T37_1">Quant</text:span></text:p>
          </table:table-cell>
          <table:table-cell table:style-name="Cell36">
            <text:p text:style-name="P38"><text:span text:style-name="T38_1">Discrete</text:span></text:p>
          </table:table-cell>
        </table:table-row>
        <table:table-row table:style-name="Row13">
          <table:table-cell table:style-name="Cell37">
            <text:p text:style-name="P39"><text:span text:style-name="T39_1">Geographic</text:span><text:span text:style-name="T39_2"><text:s/></text:span><text:span text:style-name="T39_3">Area</text:span></text:p>
          </table:table-cell>
          <table:table-cell table:style-name="Cell38">
            <text:p text:style-name="P40"><text:span text:style-name="T40_1">Qualitative</text:span><text:span text:style-name="T40_2"><text:s/>(</text:span><text:span text:style-name="T40_3">Categorical</text:span><text:span text:style-name="T40_4">)</text:span></text:p>
          </table:table-cell>
          <table:table-cell table:style-name="Cell39">
            <text:p text:style-name="P41"/>
          </table:table-cell>
        </table:table-row>
        <table:table-row table:style-name="Row14">
          <table:table-cell table:style-name="Cell40">
            <text:p text:style-name="P42"><text:span text:style-name="T42_1">Punctuality</text:span></text:p>
          </table:table-cell>
          <table:table-cell table:style-name="Cell41">
            <text:p text:style-name="P43"><text:span text:style-name="T43_1">Quant</text:span></text:p>
          </table:table-cell>
          <table:table-cell table:style-name="Cell42">
            <text:p text:style-name="P44"><text:span text:style-name="T44_1">Continuous</text:span></text:p>
          </table:table-cell>
        </table:table-row>
        <table:table-row table:style-name="Row15">
          <table:table-cell table:style-name="Cell43">
            <text:p text:style-name="P45"><text:span text:style-name="T45_1">Speed</text:span></text:p>
          </table:table-cell>
          <table:table-cell table:style-name="Cell44">
            <text:p text:style-name="P46"><text:span text:style-name="T46_1">Quant</text:span></text:p>
          </table:table-cell>
          <table:table-cell table:style-name="Cell45">
            <text:p text:style-name="P47"><text:span text:style-name="T47_1">Continuous</text:span></text:p>
          </table:table-cell>
        </table:table-row>
      </table:table>
      <text:p text:style-name="P48"><text:span text:style-name="T48_1">All</text:span><text:span text:style-name="T48_2"><text:s/></text:span><text:span text:style-name="T48_3">variables</text:span><text:span text:style-name="T48_4"><text:s/></text:span><text:span text:style-name="T48_5">are</text:span><text:span text:style-name="T48_6"><text:s/></text:span><text:span text:style-name="T48_7">easily</text:span><text:span text:style-name="T48_8"><text:s/></text:span><text:span text:style-name="T48_9">measured</text:span><text:span text:style-name="T48_10"><text:s/></text:span><text:span text:style-name="T48_11">and</text:span><text:span text:style-name="T48_12"><text:s/></text:span><text:span text:style-name="T48_13">there</text:span><text:span text:style-name="T48_14"><text:s/></text:span><text:span text:style-name="T48_15">is</text:span><text:span text:style-name="T48_16"><text:s/></text:span><text:span text:style-name="T48_17">accessible</text:span><text:span text:style-name="T48_18"><text:s/></text:span><text:span text:style-name="T48_19">public</text:span><text:span text:style-name="T48_20"><text:s/></text:span><text:span text:style-name="T48_21">data</text:span><text:span text:style-name="T48_22"><text:s/></text:span><text:span text:style-name="T48_23">for</text:span><text:span text:style-name="T48_24"><text:s/></text:span><text:span text:style-name="T48_25">all</text:span><text:span text:style-name="T48_26"><text:s/></text:span><text:span text:style-name="T48_27">variables</text:span><text:span text:style-name="T48_28">.<text:s/></text:span><text:span text:style-name="T48_29">The</text:span><text:span text:style-name="T48_30"><text:s/></text:span><text:span text:style-name="T48_31">dependent</text:span><text:span text:style-name="T48_32"><text:s/></text:span><text:span text:style-name="T48_33">variables</text:span><text:span text:style-name="T48_34"><text:s/></text:span><text:span text:style-name="T48_35">are</text:span><text:span text:style-name="T48_36"><text:s/></text:span><text:span text:style-name="T48_37">punctuality</text:span><text:span text:style-name="T48_38"><text:s/></text:span><text:span text:style-name="T48_39">and</text:span><text:span text:style-name="T48_40"><text:s/></text:span><text:span text:style-name="T48_41">speed</text:span><text:span text:style-name="T48_42"><text:s/></text:span><text:span text:style-name="T48_43">of</text:span><text:span text:style-name="T48_44"><text:s/></text:span><text:span text:style-name="T48_45">the</text:span><text:span text:style-name="T48_46"><text:s/></text:span><text:span text:style-name="T48_47">vehicles</text:span><text:span text:style-name="T48_48">,<text:s/></text:span><text:span text:style-name="T48_49">and</text:span><text:span text:style-name="T48_50"><text:s/></text:span><text:span text:style-name="T48_51">the</text:span><text:span text:style-name="T48_52"><text:s/></text:span><text:span text:style-name="T48_53">independent</text:span><text:span text:style-name="T48_54"><text:s/></text:span><text:span text:style-name="T48_55">variables</text:span><text:span text:style-name="T48_56"><text:s/></text:span><text:span text:style-name="T48_57">are</text:span><text:span text:style-name="T48_58"><text:s/></text:span><text:span text:style-name="T48_59">all</text:span><text:span text:style-name="T48_60"><text:s/></text:span><text:span text:style-name="T48_61">the</text:span><text:span text:style-name="T48_62"><text:s/></text:span><text:span text:style-name="T48_63">others</text:span><text:span text:style-name="T48_64">.</text:span></text:p>
      <text:p text:style-name="P49"/>
      <text:p text:style-name="P50"><text:span text:style-name="T50_1">This</text:span><text:span text:style-name="T50_2"><text:s/></text:span><text:span text:style-name="T50_3">investigation</text:span><text:span text:style-name="T50_4"><text:s/></text:span><text:span text:style-name="T50_5">would</text:span><text:span text:style-name="T50_6"><text:s/></text:span><text:span text:style-name="T50_7">have</text:span><text:span text:style-name="T50_8"><text:s/></text:span><text:span text:style-name="T50_9">obvious</text:span><text:span text:style-name="T50_10"><text:s/></text:span><text:span text:style-name="T50_11">impacts</text:span><text:span text:style-name="T50_12">.<text:s/></text:span><text:span text:style-name="T50_13">Being</text:span><text:span text:style-name="T50_14"><text:s/></text:span><text:span text:style-name="T50_15">able</text:span><text:span text:style-name="T50_16"><text:s/></text:span><text:span text:style-name="T50_17">to</text:span><text:span text:style-name="T50_18"><text:s/></text:span><text:span text:style-name="T50_19">predict</text:span><text:span text:style-name="T50_20"><text:s/></text:span><text:span text:style-name="T50_21">beforehand</text:span><text:span text:style-name="T50_22"><text:s/></text:span><text:span text:style-name="T50_23">how</text:span><text:span text:style-name="T50_24"><text:s/></text:span><text:span text:style-name="T50_25">long</text:span><text:span text:style-name="T50_26"><text:s/></text:span><text:span text:style-name="T50_27">a</text:span><text:span text:style-name="T50_28"><text:s/></text:span><text:span text:style-name="T50_29">commute</text:span><text:span text:style-name="T50_30"><text:s/></text:span><text:span text:style-name="T50_31">will</text:span><text:span text:style-name="T50_32"><text:s/></text:span><text:span text:style-name="T50_33">taken</text:span><text:span text:style-name="T50_34"><text:s/></text:span><text:span text:style-name="T50_35">given</text:span><text:span text:style-name="T50_36"><text:s/></text:span><text:span text:style-name="T50_37">weather</text:span><text:span text:style-name="T50_38">,<text:s/></text:span><text:span text:style-name="T50_39">time</text:span><text:span text:style-name="T50_40">,<text:s/></text:span><text:span text:style-name="T50_41">route</text:span><text:span text:style-name="T50_42">,<text:s/></text:span><text:span text:style-name="T50_43">and</text:span><text:span text:style-name="T50_44"><text:s/></text:span><text:span text:style-name="T50_45">date</text:span><text:span text:style-name="T50_46"><text:s/></text:span><text:span text:style-name="T50_47">of</text:span><text:span text:style-name="T50_48"><text:s/></text:span><text:span text:style-name="T50_49">week</text:span><text:span text:style-name="T50_50">.<text:s/></text:span><text:span text:style-name="T50_51">For</text:span><text:span text:style-name="T50_52"><text:s/></text:span><text:span text:style-name="T50_53">example</text:span><text:span text:style-name="T50_54">,<text:s/></text:span><text:span text:style-name="T50_55">on</text:span><text:span text:style-name="T50_56"><text:s/></text:span><text:span text:style-name="T50_57">Monday</text:span><text:span text:style-name="T50_58"><text:s/></text:span><text:span text:style-name="T50_59">mornings</text:span><text:span text:style-name="T50_60">,<text:s/></text:span><text:span text:style-name="T50_61">buses</text:span><text:span text:style-name="T50_62"><text:s/></text:span><text:span text:style-name="T50_63">and</text:span><text:span text:style-name="T50_64"><text:s/></text:span><text:span text:style-name="T50_65">streetcars</text:span><text:span text:style-name="T50_66"><text:s/></text:span><text:span text:style-name="T50_67">may</text:span><text:span text:style-name="T50_68"><text:s/></text:span><text:span text:style-name="T50_69">be</text:span><text:span text:style-name="T50_70"><text:s/></text:span><text:span text:style-name="T50_71">consistently</text:span><text:span text:style-name="T50_72"><text:s/></text:span><text:span text:style-name="T50_73">slower</text:span><text:span text:style-name="T50_74"><text:s/></text:span><text:span text:style-name="T50_75">than</text:span><text:span text:style-name="T50_76"><text:s/></text:span><text:span text:style-name="T50_77">other</text:span><text:span text:style-name="T50_78"><text:s/></text:span><text:span text:style-name="T50_79">forms</text:span><text:span text:style-name="T50_80"><text:s/></text:span><text:span text:style-name="T50_81">of</text:span><text:span text:style-name="T50_82"><text:s/></text:span><text:span text:style-name="T50_83">transportation</text:span><text:span text:style-name="T50_84">.<text:s/></text:span><text:span text:style-name="T50_85">Similarly</text:span><text:span text:style-name="T50_86">,<text:s/></text:span><text:span text:style-name="T50_87">perhaps</text:span><text:span text:style-name="T50_88"><text:s/></text:span><text:span text:style-name="T50_89">a</text:span><text:span text:style-name="T50_90"><text:s/></text:span><text:span text:style-name="T50_91">certain</text:span><text:span text:style-name="T50_92"><text:s/></text:span><text:span text:style-name="T50_93">threshold</text:span><text:span text:style-name="T50_94"><text:s/></text:span><text:span text:style-name="T50_95">of</text:span><text:span text:style-name="T50_96"><text:s/></text:span><text:span text:style-name="T50_97">precipitation</text:span><text:span text:style-name="T50_98"><text:s/></text:span><text:span text:style-name="T50_99">slows</text:span><text:span text:style-name="T50_100"><text:s/></text:span><text:span text:style-name="T50_101">public</text:span><text:span text:style-name="T50_102"><text:s/></text:span><text:span text:style-name="T50_103">transit</text:span><text:span text:style-name="T50_104">,<text:s/></text:span><text:span text:style-name="T50_105">but</text:span><text:span text:style-name="T50_106"><text:s/></text:span><text:span text:style-name="T50_107">only</text:span><text:span text:style-name="T50_108"><text:s/></text:span><text:span text:style-name="T50_109">to</text:span><text:span text:style-name="T50_110"><text:s/></text:span><text:span text:style-name="T50_111">a</text:span><text:span text:style-name="T50_112"><text:s/></text:span><text:span text:style-name="T50_113">certain</text:span><text:span text:style-name="T50_114"><text:s/></text:span><text:span text:style-name="T50_115">extent</text:span><text:span text:style-name="T50_116">.</text:span></text:p>
      <text:p text:style-name="P51"><text:span text:style-name="T51_1">In</text:span><text:span text:style-name="T51_2"><text:s/></text:span><text:span text:style-name="T51_3">addition</text:span><text:span text:style-name="T51_4">,<text:s/></text:span><text:span text:style-name="T51_5">it</text:span><text:span text:style-name="T51_6"><text:s/></text:span><text:span text:style-name="T51_7">could</text:span><text:span text:style-name="T51_8"><text:s/></text:span><text:span text:style-name="T51_9">be</text:span><text:span text:style-name="T51_10"><text:s/></text:span><text:span text:style-name="T51_11">analyzed</text:span><text:span text:style-name="T51_12"><text:s/></text:span><text:span text:style-name="T51_13">which</text:span><text:span text:style-name="T51_14"><text:s/></text:span><text:span text:style-name="T51_15">routes</text:span><text:span text:style-name="T51_16"><text:s/></text:span><text:span text:style-name="T51_17">use</text:span><text:span text:style-name="T51_18"><text:s/></text:span><text:span text:style-name="T51_19">the</text:span><text:span text:style-name="T51_20"><text:s/></text:span><text:span text:style-name="T51_21">most</text:span><text:span text:style-name="T51_22"><text:s/></text:span><text:span text:style-name="T51_23">resources</text:span><text:span text:style-name="T51_24"><text:s/></text:span><text:span text:style-name="T51_25">per</text:span><text:span text:style-name="T51_26"><text:s/></text:span><text:span text:style-name="T51_27">person</text:span><text:span text:style-name="T51_28">.<text:s/></text:span><text:span text:style-name="T51_29">This</text:span><text:span text:style-name="T51_30"><text:s/></text:span><text:span text:style-name="T51_31">could</text:span><text:span text:style-name="T51_32"><text:s/></text:span><text:span text:style-name="T51_33">allow</text:span><text:span text:style-name="T51_34"><text:s/></text:span><text:span text:style-name="T51_35">policy</text:span><text:span text:style-name="T51_36"><text:s/></text:span><text:span text:style-name="T51_37">decisions</text:span><text:span text:style-name="T51_38"><text:s/></text:span><text:span text:style-name="T51_39">to</text:span><text:span text:style-name="T51_40"><text:s/></text:span><text:span text:style-name="T51_41">be</text:span><text:span text:style-name="T51_42"><text:s/></text:span><text:span text:style-name="T51_43">made</text:span><text:span text:style-name="T51_44"><text:s/></text:span><text:span text:style-name="T51_45">about</text:span><text:span text:style-name="T51_46"><text:s/></text:span><text:span text:style-name="T51_47">which</text:span><text:span text:style-name="T51_48"><text:s/></text:span><text:span text:style-name="T51_49">routes</text:span><text:span text:style-name="T51_50"><text:s/></text:span><text:span text:style-name="T51_51">need</text:span><text:span text:style-name="T51_52"><text:s/></text:span><text:span text:style-name="T51_53">more</text:span><text:span text:style-name="T51_54"><text:s/></text:span><text:span text:style-name="T51_55">or</text:span><text:span text:style-name="T51_56"><text:s/></text:span><text:span text:style-name="T51_57">fewer</text:span><text:span text:style-name="T51_58"><text:s/></text:span><text:span text:style-name="T51_59">buses</text:span><text:span text:style-name="T51_60"><text:s/></text:span><text:span text:style-name="T51_61">or</text:span><text:span text:style-name="T51_62"><text:s/></text:span><text:span text:style-name="T51_63">trips</text:span><text:span text:style-name="T51_64">.</text:span></text:p>
      <text:p text:style-name="P52"><text:span text:style-name="T52_1">Other</text:span><text:span text:style-name="T52_2"><text:s/></text:span><text:span text:style-name="T52_3">interesting</text:span><text:span text:style-name="T52_4"><text:s/></text:span><text:span text:style-name="T52_5">inferences</text:span><text:span text:style-name="T52_6"><text:s/></text:span><text:span text:style-name="T52_7">could</text:span><text:span text:style-name="T52_8"><text:s/></text:span><text:span text:style-name="T52_9">be</text:span><text:span text:style-name="T52_10"><text:s/></text:span><text:span text:style-name="T52_11">made</text:span><text:span text:style-name="T52_12"><text:s/></text:span><text:span text:style-name="T52_13">as</text:span><text:span text:style-name="T52_14"><text:s/></text:span><text:span text:style-name="T52_15">to</text:span><text:span text:style-name="T52_16"><text:s/></text:span><text:span text:style-name="T52_17">which</text:span><text:span text:style-name="T52_18"><text:s/></text:span><text:span text:style-name="T52_19">regions</text:span><text:span text:style-name="T52_20"><text:s/></text:span><text:span text:style-name="T52_21">have</text:span><text:span text:style-name="T52_22"><text:s/></text:span><text:span text:style-name="T52_23">slower</text:span><text:span text:style-name="T52_24"><text:s/></text:span><text:span text:style-name="T52_25">buses</text:span><text:span text:style-name="T52_26"><text:s/></text:span><text:span text:style-name="T52_27">and</text:span><text:span text:style-name="T52_28"><text:s/></text:span><text:span text:style-name="T52_29">streetcars</text:span><text:span text:style-name="T52_30">,<text:s/></text:span><text:span text:style-name="T52_31">which</text:span><text:span text:style-name="T52_32"><text:s/></text:span><text:span text:style-name="T52_33">could</text:span><text:span text:style-name="T52_34"><text:s/></text:span><text:span text:style-name="T52_35">allow</text:span><text:span text:style-name="T52_36"><text:s/></text:span><text:span text:style-name="T52_37">resources</text:span><text:span text:style-name="T52_38"><text:s/></text:span><text:span text:style-name="T52_39">to</text:span><text:span text:style-name="T52_40"><text:s/></text:span><text:span text:style-name="T52_41">be</text:span><text:span text:style-name="T52_42"><text:s/></text:span><text:span text:style-name="T52_43">allocated</text:span><text:span text:style-name="T52_44"><text:s/></text:span><text:span text:style-name="T52_45">more</text:span><text:span text:style-name="T52_46"><text:s/></text:span><text:span text:style-name="T52_47">efficiently</text:span><text:span text:style-name="T52_48">.</text:span></text:p>
      <text:p text:style-name="P53"><text:span text:style-name="T53_1">Finally</text:span><text:span text:style-name="T53_2">,<text:s/></text:span><text:span text:style-name="T53_3">since</text:span><text:span text:style-name="T53_4"><text:s/></text:span><text:span text:style-name="T53_5">there</text:span><text:span text:style-name="T53_6"><text:s/></text:span><text:span text:style-name="T53_7">is</text:span><text:span text:style-name="T53_8"><text:s/></text:span><text:span text:style-name="T53_9">much</text:span><text:span text:style-name="T53_10"><text:s/></text:span><text:span text:style-name="T53_11">discussion</text:span><text:span text:style-name="T53_12"><text:s/></text:span><text:span text:style-name="T53_13">over</text:span><text:span text:style-name="T53_14"><text:s/></text:span><text:span text:style-name="T53_15">the</text:span><text:span text:style-name="T53_16"><text:s/></text:span><text:span text:style-name="T53_17">future</text:span><text:span text:style-name="T53_18"><text:s/></text:span><text:span text:style-name="T53_19">of</text:span><text:span text:style-name="T53_20"><text:s/></text:span><text:span text:style-name="T53_21">transit</text:span><text:span text:style-name="T53_22"><text:s/></text:span><text:span text:style-name="T53_23">in</text:span><text:span text:style-name="T53_24"><text:s/></text:span><text:span text:style-name="T53_25">Toronto</text:span><text:span text:style-name="T53_26">,<text:s/></text:span><text:span text:style-name="T53_27">it</text:span><text:span text:style-name="T53_28"><text:s/></text:span><text:span text:style-name="T53_29">could</text:span><text:span text:style-name="T53_30"><text:s/></text:span><text:span text:style-name="T53_31">be</text:span><text:span text:style-name="T53_32"><text:s/></text:span><text:span text:style-name="T53_33">seen</text:span><text:span text:style-name="T53_34"><text:s/></text:span><text:span text:style-name="T53_35">which</text:span><text:span text:style-name="T53_36"><text:s/></text:span><text:span text:style-name="T53_37">routes</text:span><text:span text:style-name="T53_38"><text:s/></text:span><text:span text:style-name="T53_39">are</text:span><text:span text:style-name="T53_40"><text:s/></text:span><text:span text:style-name="T53_41">used</text:span><text:span text:style-name="T53_42"><text:s/></text:span><text:span text:style-name="T53_43">the</text:span><text:span text:style-name="T53_44"><text:s/></text:span><text:span text:style-name="T53_45">most</text:span><text:span text:style-name="T53_46"><text:s/></text:span><text:span text:style-name="T53_47">and</text:span><text:span text:style-name="T53_48"><text:s/></text:span><text:span text:style-name="T53_49">affected</text:span><text:span text:style-name="T53_50"><text:s/></text:span><text:span text:style-name="T53_51">the</text:span><text:span text:style-name="T53_52"><text:s/></text:span><text:span text:style-name="T53_53">most</text:span><text:span text:style-name="T53_54"><text:s/></text:span><text:span text:style-name="T53_55">by</text:span><text:span text:style-name="T53_56"><text:s/></text:span><text:span text:style-name="T53_57">weather</text:span><text:span text:style-name="T53_58"><text:s/></text:span><text:span text:style-name="T53_59">effects</text:span><text:span text:style-name="T53_60">,<text:s/></text:span><text:span text:style-name="T53_61">and</text:span><text:span text:style-name="T53_62"><text:s/></text:span><text:span text:style-name="T53_63">thus</text:span><text:span text:style-name="T53_64"><text:s/></text:span><text:span text:style-name="T53_65">would</text:span><text:span text:style-name="T53_66"><text:s/></text:span><text:span text:style-name="T53_67">benefit</text:span><text:span text:style-name="T53_68"><text:s/></text:span><text:span text:style-name="T53_69">more</text:span><text:span text:style-name="T53_70"><text:s/></text:span><text:span text:style-name="T53_71">from</text:span><text:span text:style-name="T53_72"><text:s/></text:span><text:span text:style-name="T53_73">either</text:span><text:span text:style-name="T53_74"><text:s/></text:span><text:span text:style-name="T53_75">subways</text:span><text:span text:style-name="T53_76"><text:s/></text:span><text:span text:style-name="T53_77">or</text:span><text:span text:style-name="T53_78"><text:s/></text:span><text:span text:style-name="T53_79">light</text:span><text:span text:style-name="T53_80"><text:s/></text:span><text:span text:style-name="T53_81">rail</text:span><text:span text:style-name="T53_82"><text:s/></text:span><text:span text:style-name="T53_83">transit</text:span><text:span text:style-name="T53_84">.</text:span></text:p>
      <text:p text:style-name="P54"/>
      <text:p text:style-name="P55"/>
      <text:p text:style-name="P56"><text:span text:style-name="T56_1">Secondary</text:span><text:span text:style-name="T56_2"><text:s/></text:span><text:span text:style-name="T56_3">sources</text:span><text:span text:style-name="T56_4"><text:s/></text:span><text:span text:style-name="T56_5">include</text:span><text:span text:style-name="T56_6">:</text:span></text:p>
      <text:p text:style-name="P57"><text:span text:style-name="T57_1">Toronto</text:span><text:span text:style-name="T57_2"><text:s/></text:span><text:span text:style-name="T57_3">Open</text:span><text:span text:style-name="T57_4"><text:s/></text:span><text:span text:style-name="T57_5">Data</text:span><text:span text:style-name="T57_6">:<text:s/></text:span><text:span text:style-name="T57_7">TTC</text:span><text:span text:style-name="T57_8"><text:s/></text:span><text:span text:style-name="T57_9">Routes</text:span><text:span text:style-name="T57_10"><text:s/></text:span><text:span text:style-name="T57_11">and</text:span><text:span text:style-name="T57_12"><text:s/></text:span><text:span text:style-name="T57_13">Schedules</text:span><text:span text:style-name="T57_14"><text:s/>-<text:s/></text:span><text:span text:style-name="T57_15">City</text:span><text:span text:style-name="T57_16"><text:s/></text:span><text:span text:style-name="T57_17">of</text:span><text:span text:style-name="T57_18"><text:s/></text:span><text:span text:style-name="T57_19">Toronto</text:span><text:span text:style-name="T57_20"><text:s/>&lt;</text:span><text:span text:style-name="T57_21"><text:a xlink:type="simple" xlink:href="http://www1.toronto.ca/wps/portal/contentonly?vgnextoid=96f236899e02b210VgnVCM1000003dd60f89RCRD"><text:span text:style-name="T57_22">http</text:span></text:a></text:span><text:span text:style-name="T57_23"><text:a xlink:type="simple" xlink:href="http://www1.toronto.ca/wps/portal/contentonly?vgnextoid=96f236899e02b210VgnVCM1000003dd60f89RCRD"><text:span text:style-name="T57_24">://</text:span></text:a></text:span><text:span text:style-name="T57_25"><text:a xlink:type="simple" xlink:href="http://www1.toronto.ca/wps/portal/contentonly?vgnextoid=96f236899e02b210VgnVCM1000003dd60f89RCRD"><text:span text:style-name="T57_26">www</text:span></text:a></text:span><text:span text:style-name="T57_27"><text:a xlink:type="simple" xlink:href="http://www1.toronto.ca/wps/portal/contentonly?vgnextoid=96f236899e02b210VgnVCM1000003dd60f89RCRD"><text:span text:style-name="T57_28">1.</text:span></text:a></text:span><text:span text:style-name="T57_29"><text:a xlink:type="simple" xlink:href="http://www1.toronto.ca/wps/portal/contentonly?vgnextoid=96f236899e02b210VgnVCM1000003dd60f89RCRD"><text:span text:style-name="T57_30">toronto</text:span></text:a></text:span><text:span text:style-name="T57_31"><text:a xlink:type="simple" xlink:href="http://www1.toronto.ca/wps/portal/contentonly?vgnextoid=96f236899e02b210VgnVCM1000003dd60f89RCRD"><text:span text:style-name="T57_32">.</text:span></text:a></text:span><text:span text:style-name="T57_33"><text:a xlink:type="simple" xlink:href="http://www1.toronto.ca/wps/portal/contentonly?vgnextoid=96f236899e02b210VgnVCM1000003dd60f89RCRD"><text:span text:style-name="T57_34">ca</text:span></text:a></text:span><text:span text:style-name="T57_35"><text:a xlink:type="simple" xlink:href="http://www1.toronto.ca/wps/portal/contentonly?vgnextoid=96f236899e02b210VgnVCM1000003dd60f89RCRD"><text:span text:style-name="T57_36">/</text:span></text:a></text:span><text:span text:style-name="T57_37"><text:a xlink:type="simple" xlink:href="http://www1.toronto.ca/wps/portal/contentonly?vgnextoid=96f236899e02b210VgnVCM1000003dd60f89RCRD"><text:span text:style-name="T57_38">wps</text:span></text:a></text:span><text:span text:style-name="T57_39"><text:a xlink:type="simple" xlink:href="http://www1.toronto.ca/wps/portal/contentonly?vgnextoid=96f236899e02b210VgnVCM1000003dd60f89RCRD"><text:span text:style-name="T57_40">/</text:span></text:a></text:span><text:span text:style-name="T57_41"><text:a xlink:type="simple" xlink:href="http://www1.toronto.ca/wps/portal/contentonly?vgnextoid=96f236899e02b210VgnVCM1000003dd60f89RCRD"><text:span text:style-name="T57_42">portal</text:span></text:a></text:span><text:span text:style-name="T57_43"><text:a xlink:type="simple" xlink:href="http://www1.toronto.ca/wps/portal/contentonly?vgnextoid=96f236899e02b210VgnVCM1000003dd60f89RCRD"><text:span text:style-name="T57_44">/</text:span></text:a></text:span><text:span text:style-name="T57_45"><text:a xlink:type="simple" xlink:href="http://www1.toronto.ca/wps/portal/contentonly?vgnextoid=96f236899e02b210VgnVCM1000003dd60f89RCRD"><text:span text:style-name="T57_46">contentonly</text:span></text:a></text:span><text:span text:style-name="T57_47"><text:a xlink:type="simple" xlink:href="http://www1.toronto.ca/wps/portal/contentonly?vgnextoid=96f236899e02b210VgnVCM1000003dd60f89RCRD"><text:span text:style-name="T57_48">?</text:span></text:a></text:span><text:span text:style-name="T57_49"><text:a xlink:type="simple" xlink:href="http://www1.toronto.ca/wps/portal/contentonly?vgnextoid=96f236899e02b210VgnVCM1000003dd60f89RCRD"><text:span text:style-name="T57_50">vgnextoid</text:span></text:a></text:span><text:span text:style-name="T57_51"><text:a xlink:type="simple" xlink:href="http://www1.toronto.ca/wps/portal/contentonly?vgnextoid=96f236899e02b210VgnVCM1000003dd60f89RCRD"><text:span text:style-name="T57_52">=96</text:span></text:a></text:span><text:span text:style-name="T57_53"><text:a xlink:type="simple" xlink:href="http://www1.toronto.ca/wps/portal/contentonly?vgnextoid=96f236899e02b210VgnVCM1000003dd60f89RCRD"><text:span text:style-name="T57_54">f</text:span></text:a></text:span><text:span text:style-name="T57_55"><text:a xlink:type="simple" xlink:href="http://www1.toronto.ca/wps/portal/contentonly?vgnextoid=96f236899e02b210VgnVCM1000003dd60f89RCRD"><text:span text:style-name="T57_56">236899</text:span></text:a></text:span><text:span text:style-name="T57_57"><text:a xlink:type="simple" xlink:href="http://www1.toronto.ca/wps/portal/contentonly?vgnextoid=96f236899e02b210VgnVCM1000003dd60f89RCRD"><text:span text:style-name="T57_58">e</text:span></text:a></text:span><text:span text:style-name="T57_59"><text:a xlink:type="simple" xlink:href="http://www1.toronto.ca/wps/portal/contentonly?vgnextoid=96f236899e02b210VgnVCM1000003dd60f89RCRD"><text:span text:style-name="T57_60">02</text:span></text:a></text:span><text:span text:style-name="T57_61"><text:a xlink:type="simple" xlink:href="http://www1.toronto.ca/wps/portal/contentonly?vgnextoid=96f236899e02b210VgnVCM1000003dd60f89RCRD"><text:span text:style-name="T57_62">b</text:span></text:a></text:span><text:span text:style-name="T57_63"><text:a xlink:type="simple" xlink:href="http://www1.toronto.ca/wps/portal/contentonly?vgnextoid=96f236899e02b210VgnVCM1000003dd60f89RCRD"><text:span text:style-name="T57_64">210</text:span></text:a></text:span><text:span text:style-name="T57_65"><text:a xlink:type="simple" xlink:href="http://www1.toronto.ca/wps/portal/contentonly?vgnextoid=96f236899e02b210VgnVCM1000003dd60f89RCRD"><text:span text:style-name="T57_66">VgnVCM</text:span></text:a></text:span><text:span text:style-name="T57_67"><text:a xlink:type="simple" xlink:href="http://www1.toronto.ca/wps/portal/contentonly?vgnextoid=96f236899e02b210VgnVCM1000003dd60f89RCRD"><text:span text:style-name="T57_68">1000003</text:span></text:a></text:span><text:span text:style-name="T57_69"><text:a xlink:type="simple" xlink:href="http://www1.toronto.ca/wps/portal/contentonly?vgnextoid=96f236899e02b210VgnVCM1000003dd60f89RCRD"><text:span text:style-name="T57_70">dd</text:span></text:a></text:span><text:span text:style-name="T57_71"><text:a xlink:type="simple" xlink:href="http://www1.toronto.ca/wps/portal/contentonly?vgnextoid=96f236899e02b210VgnVCM1000003dd60f89RCRD"><text:span text:style-name="T57_72">60</text:span></text:a></text:span><text:span text:style-name="T57_73"><text:a xlink:type="simple" xlink:href="http://www1.toronto.ca/wps/portal/contentonly?vgnextoid=96f236899e02b210VgnVCM1000003dd60f89RCRD"><text:span text:style-name="T57_74">f</text:span></text:a></text:span><text:span text:style-name="T57_75"><text:a xlink:type="simple" xlink:href="http://www1.toronto.ca/wps/portal/contentonly?vgnextoid=96f236899e02b210VgnVCM1000003dd60f89RCRD"><text:span text:style-name="T57_76">89</text:span></text:a></text:span><text:span text:style-name="T57_77"><text:a xlink:type="simple" xlink:href="http://www1.toronto.ca/wps/portal/contentonly?vgnextoid=96f236899e02b210VgnVCM1000003dd60f89RCRD"><text:span text:style-name="T57_78">RCRD</text:span></text:a></text:span><text:span text:style-name="T57_79">&gt;</text:span></text:p>
      <text:p text:style-name="P58"><text:span text:style-name="T58_1">Toronto</text:span><text:span text:style-name="T58_2"><text:s/></text:span><text:span text:style-name="T58_3">Open</text:span><text:span text:style-name="T58_4"><text:s/></text:span><text:span text:style-name="T58_5">Data</text:span><text:span text:style-name="T58_6">:<text:s/></text:span><text:span text:style-name="T58_7">Next</text:span><text:span text:style-name="T58_8"><text:s/></text:span><text:span text:style-name="T58_9">Vehicle</text:span><text:span text:style-name="T58_10"><text:s/></text:span><text:span text:style-name="T58_11">Arrival</text:span><text:span text:style-name="T58_12"><text:s/></text:span><text:span text:style-name="T58_13">System</text:span><text:span text:style-name="T58_14"><text:s/>-<text:s/></text:span><text:span text:style-name="T58_15">City</text:span><text:span text:style-name="T58_16"><text:s/></text:span><text:span text:style-name="T58_17">of</text:span><text:span text:style-name="T58_18"><text:s/></text:span><text:span text:style-name="T58_19">Toronto</text:span><text:span text:style-name="T58_20"><text:s/>&lt;</text:span><text:span text:style-name="T58_21"><text:a xlink:type="simple" xlink:href="https://www1.toronto.ca/wps/portal/contentonly?vgnextoid=4427790e6f21d210VgnVCM1000003dd60f89RCRD"><text:span text:style-name="T58_22">https</text:span></text:a></text:span><text:span text:style-name="T58_23"><text:a xlink:type="simple" xlink:href="https://www1.toronto.ca/wps/portal/contentonly?vgnextoid=4427790e6f21d210VgnVCM1000003dd60f89RCRD"><text:span text:style-name="T58_24">://</text:span></text:a></text:span><text:span text:style-name="T58_25"><text:a xlink:type="simple" xlink:href="https://www1.toronto.ca/wps/portal/contentonly?vgnextoid=4427790e6f21d210VgnVCM1000003dd60f89RCRD"><text:span text:style-name="T58_26">www</text:span></text:a></text:span><text:span text:style-name="T58_27"><text:a xlink:type="simple" xlink:href="https://www1.toronto.ca/wps/portal/contentonly?vgnextoid=4427790e6f21d210VgnVCM1000003dd60f89RCRD"><text:span text:style-name="T58_28">1.</text:span></text:a></text:span><text:span text:style-name="T58_29"><text:a xlink:type="simple" xlink:href="https://www1.toronto.ca/wps/portal/contentonly?vgnextoid=4427790e6f21d210VgnVCM1000003dd60f89RCRD"><text:span text:style-name="T58_30">toronto</text:span></text:a></text:span><text:span text:style-name="T58_31"><text:a xlink:type="simple" xlink:href="https://www1.toronto.ca/wps/portal/contentonly?vgnextoid=4427790e6f21d210VgnVCM1000003dd60f89RCRD"><text:span text:style-name="T58_32">.</text:span></text:a></text:span><text:span text:style-name="T58_33"><text:a xlink:type="simple" xlink:href="https://www1.toronto.ca/wps/portal/contentonly?vgnextoid=4427790e6f21d210VgnVCM1000003dd60f89RCRD"><text:span text:style-name="T58_34">ca</text:span></text:a></text:span><text:span text:style-name="T58_35"><text:a xlink:type="simple" xlink:href="https://www1.toronto.ca/wps/portal/contentonly?vgnextoid=4427790e6f21d210VgnVCM1000003dd60f89RCRD"><text:span text:style-name="T58_36">/</text:span></text:a></text:span><text:span text:style-name="T58_37"><text:a xlink:type="simple" xlink:href="https://www1.toronto.ca/wps/portal/contentonly?vgnextoid=4427790e6f21d210VgnVCM1000003dd60f89RCRD"><text:span text:style-name="T58_38">wps</text:span></text:a></text:span><text:span text:style-name="T58_39"><text:a xlink:type="simple" xlink:href="https://www1.toronto.ca/wps/portal/contentonly?vgnextoid=4427790e6f21d210VgnVCM1000003dd60f89RCRD"><text:span text:style-name="T58_40">/</text:span></text:a></text:span><text:span text:style-name="T58_41"><text:a xlink:type="simple" xlink:href="https://www1.toronto.ca/wps/portal/contentonly?vgnextoid=4427790e6f21d210VgnVCM1000003dd60f89RCRD"><text:span text:style-name="T58_42">portal</text:span></text:a></text:span><text:span text:style-name="T58_43"><text:a xlink:type="simple" xlink:href="https://www1.toronto.ca/wps/portal/contentonly?vgnextoid=4427790e6f21d210VgnVCM1000003dd60f89RCRD"><text:span text:style-name="T58_44">/</text:span></text:a></text:span><text:span text:style-name="T58_45"><text:a xlink:type="simple" xlink:href="https://www1.toronto.ca/wps/portal/contentonly?vgnextoid=4427790e6f21d210VgnVCM1000003dd60f89RCRD"><text:span text:style-name="T58_46">contentonly</text:span></text:a></text:span><text:span text:style-name="T58_47"><text:a xlink:type="simple" xlink:href="https://www1.toronto.ca/wps/portal/contentonly?vgnextoid=4427790e6f21d210VgnVCM1000003dd60f89RCRD"><text:span text:style-name="T58_48">?</text:span></text:a></text:span><text:span text:style-name="T58_49"><text:a xlink:type="simple" xlink:href="https://www1.toronto.ca/wps/portal/contentonly?vgnextoid=4427790e6f21d210VgnVCM1000003dd60f89RCRD"><text:span text:style-name="T58_50">vgnextoid</text:span></text:a></text:span><text:span text:style-name="T58_51"><text:a xlink:type="simple" xlink:href="https://www1.toronto.ca/wps/portal/contentonly?vgnextoid=4427790e6f21d210VgnVCM1000003dd60f89RCRD"><text:span text:style-name="T58_52">=4427790</text:span></text:a></text:span><text:span text:style-name="T58_53"><text:a xlink:type="simple" xlink:href="https://www1.toronto.ca/wps/portal/contentonly?vgnextoid=4427790e6f21d210VgnVCM1000003dd60f89RCRD"><text:span text:style-name="T58_54">e</text:span></text:a></text:span><text:span text:style-name="T58_55"><text:a xlink:type="simple" xlink:href="https://www1.toronto.ca/wps/portal/contentonly?vgnextoid=4427790e6f21d210VgnVCM1000003dd60f89RCRD"><text:span text:style-name="T58_56">6</text:span></text:a></text:span><text:span text:style-name="T58_57"><text:a xlink:type="simple" xlink:href="https://www1.toronto.ca/wps/portal/contentonly?vgnextoid=4427790e6f21d210VgnVCM1000003dd60f89RCRD"><text:span text:style-name="T58_58">f</text:span></text:a></text:span><text:span text:style-name="T58_59"><text:a xlink:type="simple" xlink:href="https://www1.toronto.ca/wps/portal/contentonly?vgnextoid=4427790e6f21d210VgnVCM1000003dd60f89RCRD"><text:span text:style-name="T58_60">21</text:span></text:a></text:span><text:span text:style-name="T58_61"><text:a xlink:type="simple" xlink:href="https://www1.toronto.ca/wps/portal/contentonly?vgnextoid=4427790e6f21d210VgnVCM1000003dd60f89RCRD"><text:span text:style-name="T58_62">d</text:span></text:a></text:span><text:span text:style-name="T58_63"><text:a xlink:type="simple" xlink:href="https://www1.toronto.ca/wps/portal/contentonly?vgnextoid=4427790e6f21d210VgnVCM1000003dd60f89RCRD"><text:span text:style-name="T58_64">210</text:span></text:a></text:span><text:span text:style-name="T58_65"><text:a xlink:type="simple" xlink:href="https://www1.toronto.ca/wps/portal/contentonly?vgnextoid=4427790e6f21d210VgnVCM1000003dd60f89RCRD"><text:span text:style-name="T58_66">VgnVCM</text:span></text:a></text:span><text:span text:style-name="T58_67"><text:a xlink:type="simple" xlink:href="https://www1.toronto.ca/wps/portal/contentonly?vgnextoid=4427790e6f21d210VgnVCM1000003dd60f89RCRD"><text:span text:style-name="T58_68">1000003</text:span></text:a></text:span><text:span text:style-name="T58_69"><text:a xlink:type="simple" xlink:href="https://www1.toronto.ca/wps/portal/contentonly?vgnextoid=4427790e6f21d210VgnVCM1000003dd60f89RCRD"><text:span text:style-name="T58_70">dd</text:span></text:a></text:span><text:span text:style-name="T58_71"><text:a xlink:type="simple" xlink:href="https://www1.toronto.ca/wps/portal/contentonly?vgnextoid=4427790e6f21d210VgnVCM1000003dd60f89RCRD"><text:span text:style-name="T58_72">60</text:span></text:a></text:span><text:span text:style-name="T58_73"><text:a xlink:type="simple" xlink:href="https://www1.toronto.ca/wps/portal/contentonly?vgnextoid=4427790e6f21d210VgnVCM1000003dd60f89RCRD"><text:span text:style-name="T58_74">f</text:span></text:a></text:span><text:span text:style-name="T58_75"><text:a xlink:type="simple" xlink:href="https://www1.toronto.ca/wps/portal/contentonly?vgnextoid=4427790e6f21d210VgnVCM1000003dd60f89RCRD"><text:span text:style-name="T58_76">89</text:span></text:a></text:span><text:span text:style-name="T58_77"><text:a xlink:type="simple" xlink:href="https://www1.toronto.ca/wps/portal/contentonly?vgnextoid=4427790e6f21d210VgnVCM1000003dd60f89RCRD"><text:span text:style-name="T58_78">RCRD</text:span></text:a></text:span><text:span text:style-name="T58_79">&gt;</text:span></text:p>
      <text:p text:style-name="P59"><text:span text:style-name="T59_1">TTC</text:span><text:span text:style-name="T59_2"><text:s/></text:span><text:span text:style-name="T59_3">Transit</text:span><text:span text:style-name="T59_4"><text:s/></text:span><text:span text:style-name="T59_5">Planning</text:span><text:span text:style-name="T59_6"><text:s/>-<text:s/></text:span><text:span text:style-name="T59_7">Toronto</text:span><text:span text:style-name="T59_8"><text:s/></text:span><text:span text:style-name="T59_9">Transit</text:span><text:span text:style-name="T59_10"><text:s/></text:span><text:span text:style-name="T59_11">Commission</text:span><text:span text:style-name="T59_12"><text:s/>&lt;</text:span><text:span text:style-name="T59_13"><text:a xlink:type="simple" xlink:href="http://www.ttc.ca/About_the_TTC/Transit_Planning/index.jsp"><text:span text:style-name="T59_14">http</text:span></text:a></text:span><text:span text:style-name="T59_15"><text:a xlink:type="simple" xlink:href="http://www.ttc.ca/About_the_TTC/Transit_Planning/index.jsp"><text:span text:style-name="T59_16">://</text:span></text:a></text:span><text:span text:style-name="T59_17"><text:a xlink:type="simple" xlink:href="http://www.ttc.ca/About_the_TTC/Transit_Planning/index.jsp"><text:span text:style-name="T59_18">www</text:span></text:a></text:span><text:span text:style-name="T59_19"><text:a xlink:type="simple" xlink:href="http://www.ttc.ca/About_the_TTC/Transit_Planning/index.jsp"><text:span text:style-name="T59_20">.</text:span></text:a></text:span><text:span text:style-name="T59_21"><text:a xlink:type="simple" xlink:href="http://www.ttc.ca/About_the_TTC/Transit_Planning/index.jsp"><text:span text:style-name="T59_22">ttc</text:span></text:a></text:span><text:span text:style-name="T59_23"><text:a xlink:type="simple" xlink:href="http://www.ttc.ca/About_the_TTC/Transit_Planning/index.jsp"><text:span text:style-name="T59_24">.</text:span></text:a></text:span><text:span text:style-name="T59_25"><text:a xlink:type="simple" xlink:href="http://www.ttc.ca/About_the_TTC/Transit_Planning/index.jsp"><text:span text:style-name="T59_26">ca</text:span></text:a></text:span><text:span text:style-name="T59_27"><text:a xlink:type="simple" xlink:href="http://www.ttc.ca/About_the_TTC/Transit_Planning/index.jsp"><text:span text:style-name="T59_28">/</text:span></text:a></text:span><text:span text:style-name="T59_29"><text:a xlink:type="simple" xlink:href="http://www.ttc.ca/About_the_TTC/Transit_Planning/index.jsp"><text:span text:style-name="T59_30">About</text:span></text:a></text:span><text:span text:style-name="T59_31"><text:a xlink:type="simple" xlink:href="http://www.ttc.ca/About_the_TTC/Transit_Planning/index.jsp"><text:span text:style-name="T59_32">_</text:span></text:a></text:span><text:span text:style-name="T59_33"><text:a xlink:type="simple" xlink:href="http://www.ttc.ca/About_the_TTC/Transit_Planning/index.jsp"><text:span text:style-name="T59_34">the</text:span></text:a></text:span><text:span text:style-name="T59_35"><text:a xlink:type="simple" xlink:href="http://www.ttc.ca/About_the_TTC/Transit_Planning/index.jsp"><text:span text:style-name="T59_36">_</text:span></text:a></text:span><text:span text:style-name="T59_37"><text:a xlink:type="simple" xlink:href="http://www.ttc.ca/About_the_TTC/Transit_Planning/index.jsp"><text:span text:style-name="T59_38">TTC</text:span></text:a></text:span><text:span text:style-name="T59_39"><text:a xlink:type="simple" xlink:href="http://www.ttc.ca/About_the_TTC/Transit_Planning/index.jsp"><text:span text:style-name="T59_40">/</text:span></text:a></text:span><text:span text:style-name="T59_41"><text:a xlink:type="simple" xlink:href="http://www.ttc.ca/About_the_TTC/Transit_Planning/index.jsp"><text:span text:style-name="T59_42">Transit</text:span></text:a></text:span><text:span text:style-name="T59_43"><text:a xlink:type="simple" xlink:href="http://www.ttc.ca/About_the_TTC/Transit_Planning/index.jsp"><text:span text:style-name="T59_44">_</text:span></text:a></text:span><text:span text:style-name="T59_45"><text:a xlink:type="simple" xlink:href="http://www.ttc.ca/About_the_TTC/Transit_Planning/index.jsp"><text:span text:style-name="T59_46">Planning</text:span></text:a></text:span><text:span text:style-name="T59_47"><text:a xlink:type="simple" xlink:href="http://www.ttc.ca/About_the_TTC/Transit_Planning/index.jsp"><text:span text:style-name="T59_48">/</text:span></text:a></text:span><text:span text:style-name="T59_49"><text:a xlink:type="simple" xlink:href="http://www.ttc.ca/About_the_TTC/Transit_Planning/index.jsp"><text:span text:style-name="T59_50">index</text:span></text:a></text:span><text:span text:style-name="T59_51"><text:a xlink:type="simple" xlink:href="http://www.ttc.ca/About_the_TTC/Transit_Planning/index.jsp"><text:span text:style-name="T59_52">.</text:span></text:a></text:span><text:span text:style-name="T59_53"><text:a xlink:type="simple" xlink:href="http://www.ttc.ca/About_the_TTC/Transit_Planning/index.jsp"><text:span text:style-name="T59_54">jsp</text:span></text:a></text:span><text:span text:style-name="T59_55">&gt;</text:span></text:p>
      <text:p text:style-name="P60"><text:span text:style-name="T60_1">TTC</text:span><text:span text:style-name="T60_2"><text:s/></text:span><text:span text:style-name="T60_3">Surface</text:span><text:span text:style-name="T60_4"><text:s/></text:span><text:span text:style-name="T60_5">Ridership</text:span><text:span text:style-name="T60_6"><text:s/>2012<text:s/>-<text:s/></text:span><text:span text:style-name="T60_7">Toronto</text:span><text:span text:style-name="T60_8"><text:s/></text:span><text:span text:style-name="T60_9">Transit</text:span><text:span text:style-name="T60_10"><text:s/></text:span><text:span text:style-name="T60_11">Commission</text:span><text:span text:style-name="T60_12"><text:s/>&lt;</text:span><text:span text:style-name="T60_13"><text:a xlink:type="simple" xlink:href="http://www.ttc.ca/About_the_TTC/Transit_Planning/Surface_Ridership_2012.jsp"><text:span text:style-name="T60_14">http</text:span></text:a></text:span><text:span text:style-name="T60_15"><text:a xlink:type="simple" xlink:href="http://www.ttc.ca/About_the_TTC/Transit_Planning/Surface_Ridership_2012.jsp"><text:span text:style-name="T60_16">://</text:span></text:a></text:span><text:span text:style-name="T60_17"><text:a xlink:type="simple" xlink:href="http://www.ttc.ca/About_the_TTC/Transit_Planning/Surface_Ridership_2012.jsp"><text:span text:style-name="T60_18">www</text:span></text:a></text:span><text:span text:style-name="T60_19"><text:a xlink:type="simple" xlink:href="http://www.ttc.ca/About_the_TTC/Transit_Planning/Surface_Ridership_2012.jsp"><text:span text:style-name="T60_20">.</text:span></text:a></text:span><text:span text:style-name="T60_21"><text:a xlink:type="simple" xlink:href="http://www.ttc.ca/About_the_TTC/Transit_Planning/Surface_Ridership_2012.jsp"><text:span text:style-name="T60_22">ttc</text:span></text:a></text:span><text:span text:style-name="T60_23"><text:a xlink:type="simple" xlink:href="http://www.ttc.ca/About_the_TTC/Transit_Planning/Surface_Ridership_2012.jsp"><text:span text:style-name="T60_24">.</text:span></text:a></text:span><text:span text:style-name="T60_25"><text:a xlink:type="simple" xlink:href="http://www.ttc.ca/About_the_TTC/Transit_Planning/Surface_Ridership_2012.jsp"><text:span text:style-name="T60_26">ca</text:span></text:a></text:span><text:span text:style-name="T60_27"><text:a xlink:type="simple" xlink:href="http://www.ttc.ca/About_the_TTC/Transit_Planning/Surface_Ridership_2012.jsp"><text:span text:style-name="T60_28">/</text:span></text:a></text:span><text:span text:style-name="T60_29"><text:a xlink:type="simple" xlink:href="http://www.ttc.ca/About_the_TTC/Transit_Planning/Surface_Ridership_2012.jsp"><text:span text:style-name="T60_30">About</text:span></text:a></text:span><text:span text:style-name="T60_31"><text:a xlink:type="simple" xlink:href="http://www.ttc.ca/About_the_TTC/Transit_Planning/Surface_Ridership_2012.jsp"><text:span text:style-name="T60_32">_</text:span></text:a></text:span><text:span text:style-name="T60_33"><text:a xlink:type="simple" xlink:href="http://www.ttc.ca/About_the_TTC/Transit_Planning/Surface_Ridership_2012.jsp"><text:span text:style-name="T60_34">the</text:span></text:a></text:span><text:span text:style-name="T60_35"><text:a xlink:type="simple" xlink:href="http://www.ttc.ca/About_the_TTC/Transit_Planning/Surface_Ridership_2012.jsp"><text:span text:style-name="T60_36">_</text:span></text:a></text:span><text:span text:style-name="T60_37"><text:a xlink:type="simple" xlink:href="http://www.ttc.ca/About_the_TTC/Transit_Planning/Surface_Ridership_2012.jsp"><text:span text:style-name="T60_38">TTC</text:span></text:a></text:span><text:span text:style-name="T60_39"><text:a xlink:type="simple" xlink:href="http://www.ttc.ca/About_the_TTC/Transit_Planning/Surface_Ridership_2012.jsp"><text:span text:style-name="T60_40">/</text:span></text:a></text:span><text:span text:style-name="T60_41"><text:a xlink:type="simple" xlink:href="http://www.ttc.ca/About_the_TTC/Transit_Planning/Surface_Ridership_2012.jsp"><text:span text:style-name="T60_42">Transit</text:span></text:a></text:span><text:span text:style-name="T60_43"><text:a xlink:type="simple" xlink:href="http://www.ttc.ca/About_the_TTC/Transit_Planning/Surface_Ridership_2012.jsp"><text:span text:style-name="T60_44">_</text:span></text:a></text:span><text:span text:style-name="T60_45"><text:a xlink:type="simple" xlink:href="http://www.ttc.ca/About_the_TTC/Transit_Planning/Surface_Ridership_2012.jsp"><text:span text:style-name="T60_46">Planning</text:span></text:a></text:span><text:span text:style-name="T60_47"><text:a xlink:type="simple" xlink:href="http://www.ttc.ca/About_the_TTC/Transit_Planning/Surface_Ridership_2012.jsp"><text:span text:style-name="T60_48">/</text:span></text:a></text:span><text:span text:style-name="T60_49"><text:a xlink:type="simple" xlink:href="http://www.ttc.ca/About_the_TTC/Transit_Planning/Surface_Ridership_2012.jsp"><text:span text:style-name="T60_50">Surface</text:span></text:a></text:span><text:span text:style-name="T60_51"><text:a xlink:type="simple" xlink:href="http://www.ttc.ca/About_the_TTC/Transit_Planning/Surface_Ridership_2012.jsp"><text:span text:style-name="T60_52">_</text:span></text:a></text:span><text:span text:style-name="T60_53"><text:a xlink:type="simple" xlink:href="http://www.ttc.ca/About_the_TTC/Transit_Planning/Surface_Ridership_2012.jsp"><text:span text:style-name="T60_54">Ridership</text:span></text:a></text:span><text:span text:style-name="T60_55"><text:a xlink:type="simple" xlink:href="http://www.ttc.ca/About_the_TTC/Transit_Planning/Surface_Ridership_2012.jsp"><text:span text:style-name="T60_56">_2012.</text:span></text:a></text:span><text:span text:style-name="T60_57"><text:a xlink:type="simple" xlink:href="http://www.ttc.ca/About_the_TTC/Transit_Planning/Surface_Ridership_2012.jsp"><text:span text:style-name="T60_58">jsp</text:span></text:a></text:span><text:span text:style-name="T60_59">&gt;</text:span></text:p>
      <text:p text:style-name="P61"><text:span text:style-name="T61_1">TTC</text:span><text:span text:style-name="T61_2"><text:s/></text:span><text:span text:style-name="T61_3">Subway</text:span><text:span text:style-name="T61_4"><text:s/></text:span><text:span text:style-name="T61_5">Ridership</text:span><text:span text:style-name="T61_6"><text:s/>2012-2013<text:s/>-<text:s/></text:span><text:span text:style-name="T61_7">Toronto</text:span><text:span text:style-name="T61_8"><text:s/></text:span><text:span text:style-name="T61_9">Transit</text:span><text:span text:style-name="T61_10"><text:s/></text:span><text:span text:style-name="T61_11">Commission</text:span><text:span text:style-name="T61_12"><text:s/>&lt;</text:span><text:span text:style-name="T61_13"><text:a xlink:type="simple" xlink:href="http://www.ttc.ca/PDF/Transit_Planning/Subway_ridership_2012-2013.pdf"><text:span text:style-name="T61_14">http</text:span></text:a></text:span><text:span text:style-name="T61_15"><text:a xlink:type="simple" xlink:href="http://www.ttc.ca/PDF/Transit_Planning/Subway_ridership_2012-2013.pdf"><text:span text:style-name="T61_16">://</text:span></text:a></text:span><text:span text:style-name="T61_17"><text:a xlink:type="simple" xlink:href="http://www.ttc.ca/PDF/Transit_Planning/Subway_ridership_2012-2013.pdf"><text:span text:style-name="T61_18">www</text:span></text:a></text:span><text:span text:style-name="T61_19"><text:a xlink:type="simple" xlink:href="http://www.ttc.ca/PDF/Transit_Planning/Subway_ridership_2012-2013.pdf"><text:span text:style-name="T61_20">.</text:span></text:a></text:span><text:span text:style-name="T61_21"><text:a xlink:type="simple" xlink:href="http://www.ttc.ca/PDF/Transit_Planning/Subway_ridership_2012-2013.pdf"><text:span text:style-name="T61_22">ttc</text:span></text:a></text:span><text:span text:style-name="T61_23"><text:a xlink:type="simple" xlink:href="http://www.ttc.ca/PDF/Transit_Planning/Subway_ridership_2012-2013.pdf"><text:span text:style-name="T61_24">.</text:span></text:a></text:span><text:span text:style-name="T61_25"><text:a xlink:type="simple" xlink:href="http://www.ttc.ca/PDF/Transit_Planning/Subway_ridership_2012-2013.pdf"><text:span text:style-name="T61_26">ca</text:span></text:a></text:span><text:span text:style-name="T61_27"><text:a xlink:type="simple" xlink:href="http://www.ttc.ca/PDF/Transit_Planning/Subway_ridership_2012-2013.pdf"><text:span text:style-name="T61_28">/</text:span></text:a></text:span><text:span text:style-name="T61_29"><text:a xlink:type="simple" xlink:href="http://www.ttc.ca/PDF/Transit_Planning/Subway_ridership_2012-2013.pdf"><text:span text:style-name="T61_30">PDF</text:span></text:a></text:span><text:span text:style-name="T61_31"><text:a xlink:type="simple" xlink:href="http://www.ttc.ca/PDF/Transit_Planning/Subway_ridership_2012-2013.pdf"><text:span text:style-name="T61_32">/</text:span></text:a></text:span><text:span text:style-name="T61_33"><text:a xlink:type="simple" xlink:href="http://www.ttc.ca/PDF/Transit_Planning/Subway_ridership_2012-2013.pdf"><text:span text:style-name="T61_34">Transit</text:span></text:a></text:span><text:span text:style-name="T61_35"><text:a xlink:type="simple" xlink:href="http://www.ttc.ca/PDF/Transit_Planning/Subway_ridership_2012-2013.pdf"><text:span text:style-name="T61_36">_</text:span></text:a></text:span><text:span text:style-name="T61_37"><text:a xlink:type="simple" xlink:href="http://www.ttc.ca/PDF/Transit_Planning/Subway_ridership_2012-2013.pdf"><text:span text:style-name="T61_38">Planning</text:span></text:a></text:span><text:span text:style-name="T61_39"><text:a xlink:type="simple" xlink:href="http://www.ttc.ca/PDF/Transit_Planning/Subway_ridership_2012-2013.pdf"><text:span text:style-name="T61_40">/</text:span></text:a></text:span><text:span text:style-name="T61_41"><text:a xlink:type="simple" xlink:href="http://www.ttc.ca/PDF/Transit_Planning/Subway_ridership_2012-2013.pdf"><text:span text:style-name="T61_42">Subway</text:span></text:a></text:span><text:span text:style-name="T61_43"><text:a xlink:type="simple" xlink:href="http://www.ttc.ca/PDF/Transit_Planning/Subway_ridership_2012-2013.pdf"><text:span text:style-name="T61_44">_</text:span></text:a></text:span><text:span text:style-name="T61_45"><text:a xlink:type="simple" xlink:href="http://www.ttc.ca/PDF/Transit_Planning/Subway_ridership_2012-2013.pdf"><text:span text:style-name="T61_46">ridership</text:span></text:a></text:span><text:span text:style-name="T61_47"><text:a xlink:type="simple" xlink:href="http://www.ttc.ca/PDF/Transit_Planning/Subway_ridership_2012-2013.pdf"><text:span text:style-name="T61_48">_2012-2013.</text:span></text:a></text:span><text:span text:style-name="T61_49"><text:a xlink:type="simple" xlink:href="http://www.ttc.ca/PDF/Transit_Planning/Subway_ridership_2012-2013.pdf"><text:span text:style-name="T61_50">pdf</text:span></text:a></text:span><text:span text:style-name="T61_51">&gt;</text:span></text:p>
      <text:p text:style-name="P62"><text:span text:style-name="T62_1">Commuting</text:span><text:span text:style-name="T62_2"><text:s/></text:span><text:span text:style-name="T62_3">to</text:span><text:span text:style-name="T62_4"><text:s/></text:span><text:span text:style-name="T62_5">Work</text:span><text:span text:style-name="T62_6"><text:s/>-<text:s/></text:span><text:span text:style-name="T62_7">Statistics</text:span><text:span text:style-name="T62_8"><text:s/></text:span><text:span text:style-name="T62_9">Canada</text:span><text:span text:style-name="T62_10"><text:s/>&lt;</text:span><text:span text:style-name="T62_11"><text:a xlink:type="simple" xlink:href="http://www12.statcan.gc.ca/nhs-enm/2011/as-sa/99-012-x/99-012-x2011003_1-eng.cfm"><text:span text:style-name="T62_12">http</text:span></text:a></text:span><text:span text:style-name="T62_13"><text:a xlink:type="simple" xlink:href="http://www12.statcan.gc.ca/nhs-enm/2011/as-sa/99-012-x/99-012-x2011003_1-eng.cfm"><text:span text:style-name="T62_14">://</text:span></text:a></text:span><text:span text:style-name="T62_15"><text:a xlink:type="simple" xlink:href="http://www12.statcan.gc.ca/nhs-enm/2011/as-sa/99-012-x/99-012-x2011003_1-eng.cfm"><text:span text:style-name="T62_16">www</text:span></text:a></text:span><text:span text:style-name="T62_17"><text:a xlink:type="simple" xlink:href="http://www12.statcan.gc.ca/nhs-enm/2011/as-sa/99-012-x/99-012-x2011003_1-eng.cfm"><text:span text:style-name="T62_18">12.</text:span></text:a></text:span><text:span text:style-name="T62_19"><text:a xlink:type="simple" xlink:href="http://www12.statcan.gc.ca/nhs-enm/2011/as-sa/99-012-x/99-012-x2011003_1-eng.cfm"><text:span text:style-name="T62_20">statcan</text:span></text:a></text:span><text:span text:style-name="T62_21"><text:a xlink:type="simple" xlink:href="http://www12.statcan.gc.ca/nhs-enm/2011/as-sa/99-012-x/99-012-x2011003_1-eng.cfm"><text:span text:style-name="T62_22">.</text:span></text:a></text:span><text:span text:style-name="T62_23"><text:a xlink:type="simple" xlink:href="http://www12.statcan.gc.ca/nhs-enm/2011/as-sa/99-012-x/99-012-x2011003_1-eng.cfm"><text:span text:style-name="T62_24">gc</text:span></text:a></text:span><text:span text:style-name="T62_25"><text:a xlink:type="simple" xlink:href="http://www12.statcan.gc.ca/nhs-enm/2011/as-sa/99-012-x/99-012-x2011003_1-eng.cfm"><text:span text:style-name="T62_26">.</text:span></text:a></text:span><text:span text:style-name="T62_27"><text:a xlink:type="simple" xlink:href="http://www12.statcan.gc.ca/nhs-enm/2011/as-sa/99-012-x/99-012-x2011003_1-eng.cfm"><text:span text:style-name="T62_28">ca</text:span></text:a></text:span><text:span text:style-name="T62_29"><text:a xlink:type="simple" xlink:href="http://www12.statcan.gc.ca/nhs-enm/2011/as-sa/99-012-x/99-012-x2011003_1-eng.cfm"><text:span text:style-name="T62_30">/</text:span></text:a></text:span><text:span text:style-name="T62_31"><text:a xlink:type="simple" xlink:href="http://www12.statcan.gc.ca/nhs-enm/2011/as-sa/99-012-x/99-012-x2011003_1-eng.cfm"><text:span text:style-name="T62_32">nhs</text:span></text:a></text:span><text:span text:style-name="T62_33"><text:a xlink:type="simple" xlink:href="http://www12.statcan.gc.ca/nhs-enm/2011/as-sa/99-012-x/99-012-x2011003_1-eng.cfm"><text:span text:style-name="T62_34">-</text:span></text:a></text:span><text:span text:style-name="T62_35"><text:a xlink:type="simple" xlink:href="http://www12.statcan.gc.ca/nhs-enm/2011/as-sa/99-012-x/99-012-x2011003_1-eng.cfm"><text:span text:style-name="T62_36">enm</text:span></text:a></text:span><text:span text:style-name="T62_37"><text:a xlink:type="simple" xlink:href="http://www12.statcan.gc.ca/nhs-enm/2011/as-sa/99-012-x/99-012-x2011003_1-eng.cfm"><text:span text:style-name="T62_38">/2011/</text:span></text:a></text:span><text:span text:style-name="T62_39"><text:a xlink:type="simple" xlink:href="http://www12.statcan.gc.ca/nhs-enm/2011/as-sa/99-012-x/99-012-x2011003_1-eng.cfm"><text:span text:style-name="T62_40">as</text:span></text:a></text:span><text:span text:style-name="T62_41"><text:a xlink:type="simple" xlink:href="http://www12.statcan.gc.ca/nhs-enm/2011/as-sa/99-012-x/99-012-x2011003_1-eng.cfm"><text:span text:style-name="T62_42">-</text:span></text:a></text:span><text:span text:style-name="T62_43"><text:a xlink:type="simple" xlink:href="http://www12.statcan.gc.ca/nhs-enm/2011/as-sa/99-012-x/99-012-x2011003_1-eng.cfm"><text:span text:style-name="T62_44">sa</text:span></text:a></text:span><text:span text:style-name="T62_45"><text:a xlink:type="simple" xlink:href="http://www12.statcan.gc.ca/nhs-enm/2011/as-sa/99-012-x/99-012-x2011003_1-eng.cfm"><text:span text:style-name="T62_46">/99-012-</text:span></text:a></text:span><text:span text:style-name="T62_47"><text:a xlink:type="simple" xlink:href="http://www12.statcan.gc.ca/nhs-enm/2011/as-sa/99-012-x/99-012-x2011003_1-eng.cfm"><text:span text:style-name="T62_48">x</text:span></text:a></text:span><text:span text:style-name="T62_49"><text:a xlink:type="simple" xlink:href="http://www12.statcan.gc.ca/nhs-enm/2011/as-sa/99-012-x/99-012-x2011003_1-eng.cfm"><text:span text:style-name="T62_50">/99-012-</text:span></text:a></text:span><text:span text:style-name="T62_51"><text:a xlink:type="simple" xlink:href="http://www12.statcan.gc.ca/nhs-enm/2011/as-sa/99-012-x/99-012-x2011003_1-eng.cfm"><text:span text:style-name="T62_52">x</text:span></text:a></text:span><text:span text:style-name="T62_53"><text:a xlink:type="simple" xlink:href="http://www12.statcan.gc.ca/nhs-enm/2011/as-sa/99-012-x/99-012-x2011003_1-eng.cfm"><text:span text:style-name="T62_54">2011003_1-</text:span></text:a></text:span><text:span text:style-name="T62_55"><text:a xlink:type="simple" xlink:href="http://www12.statcan.gc.ca/nhs-enm/2011/as-sa/99-012-x/99-012-x2011003_1-eng.cfm"><text:span text:style-name="T62_56">eng</text:span></text:a></text:span><text:span text:style-name="T62_57"><text:a xlink:type="simple" xlink:href="http://www12.statcan.gc.ca/nhs-enm/2011/as-sa/99-012-x/99-012-x2011003_1-eng.cfm"><text:span text:style-name="T62_58">.</text:span></text:a></text:span><text:span text:style-name="T62_59"><text:a xlink:type="simple" xlink:href="http://www12.statcan.gc.ca/nhs-enm/2011/as-sa/99-012-x/99-012-x2011003_1-eng.cfm"><text:span text:style-name="T62_60">cfm</text:span></text:a></text:span><text:span text:style-name="T62_61">&gt;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right" fo:break-before="auto" fo:line-height="115%" style:writing-mode="lr-tb"/>
    </style:style>
    <style:style style:name="T4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</office:automatic-styles>
  <office:master-styles>
    <style:master-page style:name="Standard" style:page-layout-name="pm1">
      <style:header>
        <text:p text:style-name="P1"><text:span text:style-name="T1_1">Eric</text:span><text:span text:style-name="T1_2"><text:s/></text:span><text:span text:style-name="T1_3">Ye</text:span></text:p>
        <text:p text:style-name="P2"><text:span text:style-name="T2_1">Data</text:span><text:span text:style-name="T2_2"><text:s/></text:span><text:span text:style-name="T2_3">Thesis</text:span><text:span text:style-name="T2_4"><text:s/></text:span><text:span text:style-name="T2_5">Question</text:span></text:p>
        <text:p text:style-name="P3"><text:span text:style-name="T3_1">MDM</text:span><text:span text:style-name="T3_2"><text:s/>4</text:span><text:span text:style-name="T3_3">U</text:span><text:span text:style-name="T3_4">3</text:span></text:p>
        <text:p text:style-name="P4"><text:span text:style-name="T4_1">Revision</text:span><text:span text:style-name="T4_2"><text:s/>2<text:s/>(</text:span><text:span text:style-name="T4_3">May</text:span><text:span text:style-name="T4_4"><text:s/>3</text:span><text:span text:style-name="T4_5">rd</text:span><text:span text:style-name="T4_6">,<text:s/>2014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